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Basic/VBAProject/Sheet1.xml" manifest:media-type="text/xml"/>
  <manifest:file-entry manifest:full-path="Basic/VBAProject/script-lb.xml" manifest:media-type="text/xml"/>
  <manifest:file-entry manifest:full-path="Basic/VBAProject/Sheet2.xml" manifest:media-type="text/xml"/>
  <manifest:file-entry manifest:full-path="Basic/VBAProject/Module1.xml" manifest:media-type="text/xml"/>
  <manifest:file-entry manifest:full-path="Basic/VBAProject/ThisWorkbook.xml" manifest:media-type="text/xml"/>
  <manifest:file-entry manifest:full-path="Basic/VBAProject/Sheet3.xml" manifest:media-type="text/xml"/>
  <manifest:file-entry manifest:full-path="Basic/Standard/script-lb.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9" style:family="table-column">
      <style:table-column-properties fo:break-before="auto" style:column-width="0.8161in"/>
    </style:style>
    <style:style style:name="co10" style:family="table-column">
      <style:table-column-properties fo:break-before="auto" style:column-width="5.6661in"/>
    </style:style>
    <style:style style:name="co8" style:family="table-column">
      <style:table-column-properties fo:break-before="auto" style:column-width="0.6693in"/>
    </style:style>
    <style:style style:name="co11" style:family="table-column">
      <style:table-column-properties fo:break-before="auto" style:column-width="5.622in"/>
    </style:style>
    <style:style style:name="co5" style:family="table-column">
      <style:table-column-properties fo:break-before="auto" style:column-width="0.9925in"/>
    </style:style>
    <style:style style:name="co6" style:family="table-column">
      <style:table-column-properties fo:break-before="auto" style:column-width="0.661in"/>
    </style:style>
    <style:style style:name="co7" style:family="table-column">
      <style:table-column-properties fo:break-before="auto" style:column-width="1.2783in"/>
    </style:style>
    <style:style style:name="co12" style:family="table-column">
      <style:table-column-properties fo:break-before="auto" style:column-width="0.6193in"/>
    </style:style>
    <style:style style:name="co13" style:family="table-column">
      <style:table-column-properties fo:break-before="auto" style:column-width="1.102in"/>
    </style:style>
    <style:style style:name="co14" style:family="table-column">
      <style:table-column-properties fo:break-before="auto" style:column-width="1.389in"/>
    </style:style>
    <style:style style:name="co15" style:family="table-column">
      <style:table-column-properties fo:break-before="auto" style:column-width="0.8264in"/>
    </style:style>
    <style:style style:name="ro3" style:family="table-row">
      <style:table-row-properties style:row-height="1.0626in" fo:break-before="auto" style:use-optimal-row-height="false"/>
    </style:style>
    <style:style style:name="ro1" style:family="table-row">
      <style:table-row-properties style:row-height="0.1772in" fo:break-before="auto" style:use-optimal-row-height="false"/>
    </style:style>
    <style:style style:name="ro4" style:family="table-row">
      <style:table-row-properties style:row-height="0.3543in" fo:break-before="auto" style:use-optimal-row-height="false"/>
    </style:style>
    <style:style style:name="ro5" style:family="table-row">
      <style:table-row-properties style:row-height="0.5311in" fo:break-before="auto" style:use-optimal-row-height="false"/>
    </style:style>
    <style:style style:name="ro6" style:family="table-row">
      <style:table-row-properties style:row-height="1.4165in" fo:break-before="auto" style:use-optimal-row-height="false"/>
    </style:style>
    <style:style style:name="ro7" style:family="table-row">
      <style:table-row-properties style:row-height="3.1874in" fo:break-before="auto" style:use-optimal-row-height="false"/>
    </style:style>
    <style:style style:name="ro2" style:family="table-row">
      <style:table-row-properties style:row-height="0.1874in" fo:break-before="auto" style:use-optimal-row-height="false"/>
    </style:style>
    <style:style style:name="ta2" style:family="table" style:master-page-name="PageStyle_5f_Instructions">
      <style:table-properties table:display="true" style:writing-mode="lr-tb"/>
    </style:style>
    <style:style style:name="ta3" style:family="table" style:master-page-name="PageStyle_5f_Version">
      <style:table-properties table:display="true" style:writing-mode="lr-tb"/>
    </style:style>
    <style:style style:name="ta4" style:family="table" style:master-page-name="PageStyle_5f_Muxing">
      <style:table-properties table:display="true" style:writing-mode="lr-tb"/>
    </style:style>
    <number:text-style style:name="N5100" number:language="en" number:country="US">
      <number:text-content/>
    </number:text-style>
    <style:style style:name="ce73"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style:text-position=""/>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26" style:family="table-cell" style:parent-style-name="Default">
      <style:table-cell-properties fo:background-color="transparent" style:rotation-align="none"/>
      <style:text-properties style:text-position=""/>
    </style:style>
    <style:style style:name="ce75" style:family="table-cell" style:parent-style-name="_3f__3f__26__3f__26__3f__2a__3f_">
      <style:table-cell-properties fo:border-bottom="2.49pt solid #000000" fo:background-color="#3366ff" style:cell-protect="protected formula-hidden"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style:vertical-justify="auto"/>
      <style:paragraph-properties fo:text-align="center" css3t:text-justify="auto" fo:margin-left="0in" style:writing-mode="page"/>
      <style:text-properties fo:color="#ffffff" style:text-outline="false" style:text-line-through-styl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_3f__3f__26__3f__26__3f__2a__3f_" style:data-style-name="N5100">
      <style:table-cell-properties fo:border-bottom="2.49pt solid #000000" style:cell-protect="protected formula-hidden" style:print-content="true" style:diagonal-bl-tr="none" style:diagonal-tl-br="none" style:text-align-source="fix" style:repeat-content="false" fo:background-color="transparent" fo:wrap-option="no-wrap" fo:border-left="2.49pt solid #000000" style:direction="ltr" fo:border-right="none" style:rotation-angle="0" style:rotation-align="none" style:shrink-to-fit="false" fo:border-top="2.49pt solid #000000"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_3f__3f__26__3f__26__3f__2a__3f_">
      <style:table-cell-properties style:cell-protect="protected formula-hidden" style:print-content="true" style:diagonal-bl-tr="none" style:diagonal-tl-br="none" style:text-align-source="fix" style:repeat-content="false" fo:background-color="transparent" fo:wrap-option="no-wrap" fo:border="2.49pt solid #000000"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ffff00"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fo:background-color="#558ed5"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fo:background-color="#dce6f2"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ackground-color="#c6d9f1"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style>
    <style:style style:name="ce14" style:family="table-cell" style:parent-style-name="Default">
      <style:table-cell-properties fo:background-color="#00ff00" style:rotation-align="none"/>
    </style:style>
    <style:style style:name="ce15" style:family="table-cell" style:parent-style-name="Default">
      <style:table-cell-properties fo:background-color="#c8c8c8" style:rotation-align="none"/>
    </style:style>
    <style:style style:name="ce16" style:family="table-cell" style:parent-style-name="Default">
      <style:table-cell-properties fo:background-color="#646464" style:rotation-align="none"/>
    </style:style>
    <style:style style:name="ce17" style:family="table-cell" style:parent-style-name="Default">
      <style:table-cell-properties fo:background-color="#323232" style:rotation-align="none"/>
    </style:style>
    <style:style style:name="ce18" style:family="table-cell" style:parent-style-name="Default">
      <style:table-cell-properties fo:background-color="#ff3232" style:rotation-align="none"/>
    </style:style>
    <style:style style:name="ce19" style:family="table-cell" style:parent-style-name="Default">
      <style:table-cell-properties fo:background-color="#803232" style:rotation-align="none"/>
    </style:style>
    <style:style style:name="ce20" style:family="table-cell" style:parent-style-name="Normal_5f_Main">
      <style:table-cell-properties fo:border-bottom="none" fo:background-color="#3366ff" style:cell-protect="protected formula-hidden" style:print-content="tru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style:vertical-justify="auto"/>
      <style:paragraph-properties css3t:text-justify="auto" fo:margin-left="0in"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table-cell-properties fo:background-color="#ffff00"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fo:background-color="#558ed5"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fo:background-color="#dce6f2"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style>
    <style:style style:name="ce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in" style:writing-mode="page"/>
    </style:style>
    <style:style style:name="ce27" style:family="table-cell" style:parent-style-name="Default">
      <style:table-cell-properties fo:background-color="#c6d9f1"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style>
    <style:style style:name="ce29" style:family="table-cell" style:parent-style-name="Default">
      <style:table-cell-properties fo:background-color="transparent" style:rotation-align="non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Normal_5f_Main">
      <style:table-cell-properties fo:background-color="#3366ff" style:cell-protect="protected formula-hidden" style:print-content="true"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in"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 style:family="table-cell" style:parent-style-name="Default">
      <style:table-cell-properties style:diagonal-bl-tr="none" style:diagonal-tl-br="none" fo:background-color="transparent" fo:border="none" style:rotation-align="none"/>
    </style:style>
    <style:style style:name="ce32"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fo:background-color="transparent" style:rotation-align="none"/>
    </style:style>
    <style:style style:name="ce3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end" css3t:text-justify="auto" fo:margin-left="0in" style:writing-mode="page"/>
    </style:style>
    <style:style style:name="ce3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end" css3t:text-justify="auto" fo:margin-left="0in" style:writing-mode="page"/>
    </style:style>
    <style:style style:name="ce36" style:family="table-cell" style:parent-style-name="Default">
      <style:table-cell-properties style:rotation-align="non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fo:background-color="#fdeada" style:rotation-align="none"/>
    </style:style>
    <style:style style:name="ce38" style:family="table-cell" style:parent-style-name="Default">
      <style:table-cell-properties fo:background-color="#dbeef4" style:rotation-align="none"/>
    </style:style>
    <style:style style:name="ce39" style:family="table-cell" style:parent-style-name="Default">
      <style:table-cell-properties fo:background-color="#e6e0ec" style:rotation-align="none"/>
    </style:style>
    <style:style style:name="ce40" style:family="table-cell" style:parent-style-name="Default">
      <style:table-cell-properties fo:background-color="#00ff00" style:diagonal-bl-tr="none" style:diagonal-tl-br="none" style:text-align-source="fix" style:repeat-content="false" fo:wrap-option="no-wrap" fo:border="0.99pt solid #000000" style:direction="ltr" style:rotation-angle="0" style:rotation-align="none" style:shrink-to-fit="false" CellBackColor="65280" style:vertical-align="middle" style:vertical-justify="auto"/>
      <style:paragraph-properties fo:text-align="center" css3t:text-justify="auto" fo:margin-left="0in" style:writing-mode="page"/>
    </style:style>
    <style:style style:name="ce41" style:family="table-cell" style:parent-style-name="Default">
      <style:table-cell-properties style:diagonal-bl-tr="none" style:diagonal-tl-br="none" style:text-align-source="fix" style:repeat-content="false" fo:background-color="transparent" fo:wrap-option="no-wrap" fo:border="0.99pt solid #000000" style:direction="ltr" style:rotation-angle="0" style:rotation-align="none" style:shrink-to-fit="false" style:vertical-align="middle" style:vertical-justify="auto"/>
      <style:paragraph-properties fo:text-align="center" css3t:text-justify="auto" fo:margin-left="0in" style:writing-mode="page"/>
    </style:style>
    <style:style style:name="ce42" style:family="table-cell" style:parent-style-name="Default">
      <style:table-cell-properties fo:background-color="#323232" style:diagonal-bl-tr="none" style:diagonal-tl-br="none" style:text-align-source="fix" style:repeat-content="false" fo:wrap-option="no-wrap" fo:border="0.99pt solid #000000" style:direction="ltr" style:rotation-angle="0" style:rotation-align="none" style:shrink-to-fit="false" CellBackColor="3289650" style:vertical-align="middle" style:vertical-justify="auto"/>
      <style:paragraph-properties fo:text-align="center" css3t:text-justify="auto" fo:margin-left="0in" style:writing-mode="page"/>
    </style:style>
    <style:style style:name="ce43" style:family="table-cell" style:parent-style-name="Default">
      <style:table-cell-properties fo:background-color="#646464" style:diagonal-bl-tr="none" style:diagonal-tl-br="none" style:text-align-source="fix" style:repeat-content="false" fo:wrap-option="no-wrap" fo:border="0.99pt solid #000000" style:direction="ltr" style:rotation-angle="0" style:rotation-align="none" style:shrink-to-fit="false" style:vertical-align="middle" style:vertical-justify="auto"/>
      <style:paragraph-properties fo:text-align="center" css3t:text-justify="auto" fo:margin-left="0in" style:writing-mode="page"/>
    </style:style>
    <style:style style:name="ce44" style:family="table-cell" style:parent-style-name="Default">
      <style:table-cell-properties fo:background-color="#ffffff" style:diagonal-bl-tr="none" style:diagonal-tl-br="none" style:text-align-source="fix" style:repeat-content="false" fo:wrap-option="no-wrap" fo:border="0.99pt solid #000000" style:direction="ltr" style:rotation-angle="0" style:rotation-align="none" style:shrink-to-fit="false" CellBackColor="16777215" style:vertical-align="middle" style:vertical-justify="auto"/>
      <style:paragraph-properties fo:text-align="center" css3t:text-justify="auto" fo:margin-left="0in" style:writing-mode="page"/>
    </style:style>
    <style:style style:name="ce45" style:family="table-cell" style:parent-style-name="Default">
      <style:table-cell-properties fo:background-color="#ffffff" style:diagonal-bl-tr="none" style:diagonal-tl-br="none" style:text-align-source="fix" style:repeat-content="false" fo:wrap-option="wrap" fo:border="0.99pt solid #000000" style:direction="ltr" style:rotation-angle="0" style:rotation-align="none" style:shrink-to-fit="false" CellBackColor="16777215" style:vertical-align="middle" style:vertical-justify="auto"/>
      <style:paragraph-properties fo:text-align="center" css3t:text-justify="auto" fo:margin-left="0in" style:writing-mode="page"/>
    </style:style>
    <style:style style:name="ce46" style:family="table-cell" style:parent-style-name="Default">
      <style:table-cell-properties fo:border-bottom="none"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47" style:family="table-cell" style:parent-style-name="Default">
      <style:table-cell-properties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48" style:family="table-cell" style:parent-style-name="Default">
      <style:table-cell-properties fo:background-color="#ffffff" style:diagonal-bl-tr="none" style:diagonal-tl-br="none" fo:border="0.99pt solid #000000" style:rotation-align="none" CellBackColor="16777215"/>
    </style:style>
    <style:style style:name="ce49" style:family="table-cell" style:parent-style-name="Default">
      <style:table-cell-properties fo:border-bottom="0.99pt solid #000000" fo:background-color="#c8c8c8" style:diagonal-bl-tr="none" style:diagonal-tl-br="none" style:text-align-source="fix" style:repeat-content="false" fo:wrap-option="wrap" fo:border-left="none" style:direction="ltr" fo:border-right="0.99pt solid #000000" style:rotation-angle="0" style:rotation-align="none" style:shrink-to-fit="false" fo:border-top="0.99pt solid #000000" CellBackColor="13158600" style:vertical-align="middle" style:vertical-justify="auto"/>
      <style:paragraph-properties fo:text-align="center" css3t:text-justify="auto" fo:margin-left="0in" style:writing-mode="page"/>
    </style:style>
    <style:style style:name="ce50"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51" style:family="table-cell" style:parent-style-name="Default">
      <style:table-cell-properties fo:border-bottom="0.99pt solid #000000" style:diagonal-bl-tr="none" style:diagonal-tl-br="none" style:text-align-source="fix" style:repeat-content="false" fo:background-color="transparent" fo:wrap-option="no-wrap" fo:border-left="none"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52" style:family="table-cell" style:parent-style-name="Default">
      <style:table-cell-properties fo:background-color="#c8c8c8" style:diagonal-bl-tr="none" style:diagonal-tl-br="none" style:text-align-source="fix" style:repeat-content="false" fo:wrap-option="wrap" fo:border="0.99pt solid #000000" style:direction="ltr" style:rotation-angle="0" style:rotation-align="none" style:shrink-to-fit="false" CellBackColor="13158600" style:vertical-align="middle" style:vertical-justify="auto"/>
      <style:paragraph-properties fo:text-align="center" css3t:text-justify="auto" fo:margin-left="0in" style:writing-mode="page"/>
    </style:style>
    <style:style style:name="ce53" style:family="table-cell" style:parent-style-name="Default">
      <style:table-cell-properties fo:border-bottom="none" style:diagonal-bl-tr="none" style:diagonal-tl-br="none" style:text-align-source="fix" style:repeat-content="false" fo:background-color="transparent" fo:wrap-option="no-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54" style:family="table-cell" style:parent-style-name="Default">
      <style:table-cell-properties fo:border-bottom="0.99pt solid #000000" style:diagonal-bl-tr="none" style:diagonal-tl-br="none" style:text-align-source="fix" style:repeat-content="false" fo:background-color="transparent" fo:wrap-option="no-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5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in" style:writing-mode="page"/>
    </style:style>
    <style:style style:name="ce56" style:family="table-cell" style:parent-style-name="Default">
      <style:table-cell-properties fo:background-color="#646464"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style>
    <style:style style:name="ce57" style:family="table-cell" style:parent-style-name="Default">
      <style:table-cell-properties style:text-align-source="fix" style:repeat-content="false" fo:background-color="transparent" fo:wrap-option="no-wrap" style:direction="ltr" style:rotation-angle="0" style:rotation-align="none" style:shrink-to-fit="false" style:vertical-align="middle" style:vertical-justify="auto"/>
      <style:paragraph-properties fo:text-align="center" css3t:text-justify="auto" fo:margin-left="0in" style:writing-mode="page"/>
    </style:style>
    <style:style style:name="ce58" style:family="table-cell" style:parent-style-name="Default">
      <style:table-cell-properties fo:background-color="#c8c8c8" style:diagonal-bl-tr="none" style:diagonal-tl-br="none" style:text-align-source="fix" style:repeat-content="false" fo:wrap-option="no-wrap" fo:border="0.99pt solid #000000" style:direction="ltr" style:rotation-angle="0" style:rotation-align="none" style:shrink-to-fit="false" CellBackColor="13158600" style:vertical-align="middle" style:vertical-justify="auto"/>
      <style:paragraph-properties fo:text-align="center" css3t:text-justify="auto" fo:margin-left="0in" style:writing-mode="page"/>
    </style:style>
    <style:style style:name="ce59"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0.99pt solid #000000" style:rotation-angle="0" style:rotation-align="none" style:shrink-to-fit="false" fo:border-top="0.99pt solid #000000" CellBackColor="16777215" style:vertical-align="middle" style:vertical-justify="auto"/>
      <style:paragraph-properties fo:text-align="center" css3t:text-justify="auto" fo:margin-left="0in" style:writing-mode="page"/>
    </style:style>
    <style:style style:name="ce60" style:family="table-cell" style:parent-style-name="Default">
      <style:table-cell-properties fo:background-color="#ffffff" style:diagonal-bl-tr="none" style:diagonal-tl-br="none" style:text-align-source="fix" style:repeat-content="false" fo:wrap-option="no-wrap" fo:border="0.99pt solid #000000" style:direction="ltr" style:rotation-angle="0" style:rotation-align="none" style:shrink-to-fit="false" CellBackColor="16777215" style:vertical-align="bottom" style:vertical-justify="auto"/>
      <style:paragraph-properties fo:text-align="center" css3t:text-justify="auto" fo:margin-left="0in" style:writing-mode="page"/>
    </style:style>
    <style:style style:name="ce61" style:family="table-cell" style:parent-style-name="Normal_20_5">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Normal_20_5">
      <style:table-cell-properties fo:background-color="#646464"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in"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6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ackground-color="#ebf1de" style:rotation-align="none"/>
    </style:style>
    <style:style style:name="ce65" style:family="table-cell" style:parent-style-name="Default">
      <style:table-cell-properties fo:background-color="#f2dcdb" style:rotation-align="none"/>
    </style:style>
    <style:style style:name="ce66" style:family="table-cell" style:parent-style-name="Default">
      <style:table-cell-properties fo:border-bottom="0.99pt solid #000000" fo:background-color="#00ff00" style:diagonal-bl-tr="none" style:diagonal-tl-br="none" style:text-align-source="fix" style:repeat-content="false" fo:wrap-option="no-wrap" fo:border-left="0.99pt solid #000000" style:direction="ltr" fo:border-right="none" style:rotation-angle="0" style:rotation-align="none" style:shrink-to-fit="false" fo:border-top="0.99pt solid #000000" CellBackColor="65280" style:vertical-align="middle" style:vertical-justify="auto"/>
      <style:paragraph-properties fo:text-align="center" css3t:text-justify="auto" fo:margin-left="0in" style:writing-mode="page"/>
    </style:style>
    <style:style style:name="ce67" style:family="table-cell" style:parent-style-name="Default">
      <style:table-cell-properties fo:border-bottom="none" style:diagonal-bl-tr="none" style:diagonal-tl-br="none" style:text-align-source="fix" style:repeat-content="false" fo:background-color="transparent" fo:wrap-option="no-wrap" fo:border-left="0.99pt solid #000000" style:direction="ltr" fo:border-right="none" style:rotation-angle="0" style:rotation-align="none" style:shrink-to-fit="false" fo:border-top="none" style:vertical-align="middle" style:vertical-justify="auto"/>
      <style:paragraph-properties fo:text-align="center" css3t:text-justify="auto" fo:margin-left="0in" style:writing-mode="page"/>
    </style:style>
    <style:style style:name="ce68" style:family="table-cell" style:parent-style-name="Default">
      <style:table-cell-properties fo:border-bottom="0.99pt solid #000000" style:diagonal-bl-tr="none" style:diagonal-tl-br="none" style:text-align-source="fix" style:repeat-content="false" fo:background-color="transparent" fo:wrap-option="no-wrap" fo:border-left="0.99pt solid #000000" style:direction="ltr" fo:border-right="none" style:rotation-angle="0" style:rotation-align="none" style:shrink-to-fit="false" fo:border-top="none" style:vertical-align="middle" style:vertical-justify="auto"/>
      <style:paragraph-properties fo:text-align="center" css3t:text-justify="auto" fo:margin-left="0in" style:writing-mode="page"/>
    </style:style>
    <style:style style:name="ce69" style:family="table-cell" style:parent-style-name="Default">
      <style:table-cell-properties fo:background-color="#00ff00" style:diagonal-bl-tr="none" style:diagonal-tl-br="none" style:text-align-source="fix" style:repeat-content="false" fo:wrap-option="wrap" fo:border="0.99pt solid #000000" style:direction="ltr" style:rotation-angle="0" style:rotation-align="none" style:shrink-to-fit="false" CellBackColor="65280" style:vertical-align="middle" style:vertical-justify="auto"/>
      <style:paragraph-properties fo:text-align="center" css3t:text-justify="auto" fo:margin-left="0in" style:writing-mode="page"/>
    </style:style>
    <style:style style:name="ce70" style:family="table-cell" style:parent-style-name="Default">
      <style:table-cell-properties fo:border-bottom="none" fo:background-color="#ffffff" style:diagonal-bl-tr="none" style:diagonal-tl-br="none" style:text-align-source="value-type" style:repeat-content="false" fo:wrap-option="no-wrap" fo:border-left="0.99pt solid #000000" style:direction="ltr" fo:border-right="0.99pt solid #000000" style:rotation-angle="0" style:rotation-align="none" style:shrink-to-fit="false" fo:border-top="0.99pt solid #000000" CellBackColor="16777215" style:vertical-align="middle" style:vertical-justify="auto"/>
      <style:paragraph-properties css3t:text-justify="auto" fo:margin-left="0in" style:writing-mode="page"/>
    </style:style>
    <style:style style:name="ce71" style:family="table-cell" style:parent-style-name="Default">
      <style:table-cell-properties fo:border-bottom="none" fo:background-color="#646464"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72" style:family="table-cell" style:parent-style-name="Default">
      <style:table-cell-properties fo:border-bottom="0.99pt solid #000000" fo:background-color="#646464"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78" style:family="table-cell" style:parent-style-name="Default">
      <style:table-cell-properties fo:border-bottom="0.99pt solid #000000" fo:background-color="#646464" style:diagonal-bl-tr="none" style:diagonal-tl-br="none" style:text-align-source="value-type" style:repeat-content="false" fo:wrap-option="no-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style>
    <style:style style:name="ce79" style:family="table-cell" style:parent-style-name="Default">
      <style:table-cell-properties fo:border-bottom="0.99pt solid #000000"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none" CellBackColor="16777215" style:vertical-align="middle" style:vertical-justify="auto"/>
      <style:paragraph-properties fo:text-align="center" css3t:text-justify="auto" fo:margin-left="0in" style:writing-mode="page"/>
    </style:style>
    <style:style style:name="ce80" style:family="table-cell" style:parent-style-name="Default">
      <style:table-cell-properties fo:background-color="#323232" style:diagonal-bl-tr="none" style:diagonal-tl-br="none" style:text-align-source="value-type" style:repeat-content="false" fo:wrap-option="no-wrap" fo:border="0.99pt solid #000000" style:direction="ltr" style:rotation-angle="0" style:rotation-align="none" style:shrink-to-fit="false" CellBackColor="3289650" style:vertical-align="middle" style:vertical-justify="auto"/>
      <style:paragraph-properties css3t:text-justify="auto" fo:margin-left="0in" style:writing-mode="page"/>
    </style:style>
    <style:style style:name="ce81" style:family="table-cell" style:parent-style-name="Default">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style>
    <style:style style:name="ce82" style:family="table-cell" style:parent-style-name="Default">
      <style:table-cell-properties fo:border-bottom="0.99pt solid #000000" fo:background-color="#c8c8c8" style:diagonal-bl-tr="none" style:diagonal-tl-br="none" style:text-align-source="fix" style:repeat-content="false" fo:wrap-option="no-wrap" fo:border-left="0.99pt solid #000000" style:direction="ltr" fo:border-right="0.99pt solid #000000" style:rotation-angle="0" style:rotation-align="none" style:shrink-to-fit="false" fo:border-top="none" CellBackColor="13158600" style:vertical-align="middle" style:vertical-justify="auto"/>
      <style:paragraph-properties fo:text-align="center" css3t:text-justify="auto" fo:margin-left="0in" style:writing-mode="page"/>
    </style:style>
    <style:style style:name="ce83" style:family="table-cell" style:parent-style-name="Default">
      <style:table-cell-properties fo:border-bottom="none" fo:background-color="#c8c8c8"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CellBackColor="13158600" style:vertical-align="middle" style:vertical-justify="auto"/>
      <style:paragraph-properties fo:text-align="center" css3t:text-justify="auto" fo:margin-left="0in" style:writing-mode="page"/>
    </style:style>
    <style:style style:name="ce84" style:family="table-cell" style:parent-style-name="Default">
      <style:table-cell-properties fo:border-bottom="none" style:diagonal-bl-tr="none" style:diagonal-tl-br="none" style:text-align-source="fix" style:repeat-content="false" fo:background-color="transparent" fo:wrap-option="no-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style>
    <style:style style:name="ce85" style:family="table-cell" style:parent-style-name="Normal_20_5">
      <style:table-cell-properties fo:background-color="#646464"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textarea-vertical-align="middle" fo:background-color="#ece9d8"/>
    </style:style>
    <style:style style:name="P1" style:family="paragraph">
      <style:paragraph-properties fo:text-align="center"/>
      <style:text-properties fo:color="#000000" style:text-line-through-style="none" fo:font-family="Arial" fo:font-size="10pt" fo:font-style="normal" style:text-underline-style="none" fo:font-weight="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CV SoC U484&quot;;&quot;CV SoC F672/F896&quot;;&quot;AV SoC&quot;)" table:allow-empty-cell="true" table:display-list="unsorted" table:base-cell-address="Muxing.A1">
          <table:help-message table:display="true"/>
          <table:error-message table:message-type="stop" table:display="true"/>
        </table:content-validation>
        <table:content-validation table:name="val2" table:condition="of:cell-content-is-in-list(&quot;0&quot;;&quot;1&quot;)" table:allow-empty-cell="true" table:display-list="unsorted" table:base-cell-address="Muxing.A1">
          <table:help-message table:display="true"/>
          <table:error-message table:message-type="stop" table:display="true"/>
        </table:content-validation>
        <table:content-validation table:name="val3" table:condition="of:cell-content-is-in-list(&quot;0&quot;;&quot;1&quot;;&quot;2&quot;)" table:allow-empty-cell="true" table:display-list="unsorted" table:base-cell-address="Muxing.A1">
          <table:help-message table:display="true"/>
          <table:error-message table:message-type="stop" table:display="true"/>
        </table:content-validation>
        <table:content-validation table:name="val4" table:condition="of:cell-content-is-in-list(&quot;0&quot;;&quot;1&quot;;&quot;2&quot;;&quot;3&quot;;&quot;4&quot;)" table:allow-empty-cell="true" table:display-list="unsorted" table:base-cell-address="Muxing.A1">
          <table:help-message table:display="true"/>
          <table:error-message table:message-type="stop" table:display="true"/>
        </table:content-validation>
        <table:content-validation table:name="val5" table:condition="of:cell-content-is-in-list(&quot;1&quot;;&quot;2&quot;;&quot;3&quot;;&quot;4&quot;)" table:allow-empty-cell="true" table:display-list="unsorted" table:base-cell-address="Muxing.A1">
          <table:help-message table:display="true"/>
          <table:error-message table:message-type="stop" table:display="true"/>
        </table:content-validation>
        <table:content-validation table:name="val6" table:condition="of:cell-content-is-in-list(&quot;1&quot;;&quot;4&quot;;&quot;8&quot;)" table:allow-empty-cell="true" table:display-list="unsorted" table:base-cell-address="Muxing.A1">
          <table:help-message table:display="true"/>
          <table:error-message table:message-type="stop" table:display="true"/>
        </table:content-validation>
        <table:content-validation table:name="val7" table:condition="of:cell-content-is-in-list(&quot;4&quot;;&quot;8&quot;)" table:allow-empty-cell="true" table:display-list="unsorted" table:base-cell-address="Muxing.A1">
          <table:help-message table:display="true"/>
          <table:error-message table:message-type="stop" table:display="true"/>
        </table:content-validation>
        <table:content-validation table:name="val8" table:condition="of:cell-content-is-in-list(&quot;No&quot;;&quot;Yes&quot;)" table:allow-empty-cell="true" table:display-list="unsorted" table:base-cell-address="Muxing.A1">
          <table:help-message table:display="true"/>
          <table:error-message table:message-type="stop" table:display="true"/>
        </table:content-validation>
        <table:content-validation table:name="val9" table:condition="of:cell-content-is-in-list(&quot;1&quot;;&quot;2&quot;)" table:allow-empty-cell="true" table:display-list="unsorted" table:base-cell-address="Muxing.A1">
          <table:help-message table:display="true"/>
          <table:error-message table:message-type="stop" table:display="true"/>
        </table:content-validation>
      </table:content-validations>
      <table:table table:name="Muxing" table:style-name="ta4">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19" form:control-implementation="ooo:com.sun.star.form.component.CommandButton" xml:id="control1" form:id="control1" form:label="Route    IP to Pins" form:printable="false" office:target-frame="" xlink:href="" form:image-data="" form:delay-for-repeat="PT0.05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1.Fit?language=Basic&amp;location=document" xlink:type="simple"/>
              </office:event-listeners>
            </form:button>
          </form:form>
        </office:forms>
        <table:shapes>
          <draw:control draw:z-index="0" draw:style-name="gr1" draw:text-style-name="P1" svg:width="1.315in" svg:height="0.3331in" svg:x="0.3004in" svg:y="3.365in" draw:control="control1"/>
        </table:shapes>
        <table:table-column table:style-name="co5" table:default-cell-style-name="Default"/>
        <table:table-column table:style-name="co6" table:default-cell-style-name="Default"/>
        <table:table-column table:style-name="co7"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4" table:default-cell-style-name="Default"/>
        <table:table-column table:style-name="co8" table:default-cell-style-name="Default"/>
        <table:table-column table:style-name="co14" table:default-cell-style-name="Default"/>
        <table:table-column table:style-name="co15" table:number-columns-repeated="3" table:default-cell-style-name="Default"/>
        <table:table-column table:style-name="co8" table:number-columns-repeated="1009" table:default-cell-style-name="Default"/>
        <table:table-row table:style-name="ro1">
          <table:table-cell table:style-name="ce7" office:value-type="string" table:number-columns-spanned="16" table:number-rows-spanned="1">
            <text:p>Make sure you have macros enabled</text:p>
          </table:table-cell>
          <table:covered-table-cell table:number-columns-repeated="15" table:style-name="ce21"/>
          <table:table-cell table:number-columns-repeated="1008"/>
        </table:table-row>
        <table:table-row table:style-name="ro1">
          <table:table-cell table:style-name="ce8" office:value-type="string" table:number-columns-spanned="16" table:number-rows-spanned="1">
            <text:p>WARNING:This pin table <text:s/>is subject to change. Due to its preliminary status, this pin table must not be used for generating final board layouts.</text:p>
          </table:table-cell>
          <table:covered-table-cell table:number-columns-repeated="15" table:style-name="ce22"/>
          <table:table-cell table:number-columns-repeated="1008"/>
        </table:table-row>
        <table:table-row table:style-name="ro1">
          <table:table-cell table:style-name="ce9" office:value-type="string" table:number-columns-spanned="2" table:number-rows-spanned="1">
            <text:p>Device</text:p>
          </table:table-cell>
          <table:covered-table-cell table:style-name="ce23"/>
          <table:table-cell table:number-columns-repeated="3"/>
          <table:table-cell table:style-name="ce36" office:value-type="string">
            <text:p>I/O Bank</text:p>
          </table:table-cell>
          <table:table-cell office:value-type="string">
            <text:p>SET 0</text:p>
          </table:table-cell>
          <table:table-cell office:value-type="string">
            <text:p>SET 1</text:p>
          </table:table-cell>
          <table:table-cell office:value-type="string">
            <text:p>SET 2</text:p>
          </table:table-cell>
          <table:table-cell table:style-name="ce36" office:value-type="string">
            <text:p>GPIO</text:p>
          </table:table-cell>
          <table:table-cell/>
          <table:table-cell table:style-name="ce36" office:value-type="string">
            <text:p>I/O Bank</text:p>
          </table:table-cell>
          <table:table-cell office:value-type="string">
            <text:p>SET 0</text:p>
          </table:table-cell>
          <table:table-cell office:value-type="string">
            <text:p>SET 1</text:p>
          </table:table-cell>
          <table:table-cell office:value-type="string">
            <text:p>SET 2</text:p>
          </table:table-cell>
          <table:table-cell table:style-name="ce36" office:value-type="string">
            <text:p>GPIO</text:p>
          </table:table-cell>
          <table:table-cell table:number-columns-repeated="1008"/>
        </table:table-row>
        <table:table-row table:style-name="ro1">
          <table:table-cell table:style-name="ce10" table:content-validation-name="val1" office:value-type="string" table:number-columns-spanned="2" table:number-rows-spanned="1">
            <text:p>CV SoC F672/F896</text:p>
          </table:table-cell>
          <table:covered-table-cell table:style-name="ce24"/>
          <table:table-cell/>
          <table:table-cell table:style-name="ce33" table:number-columns-repeated="2"/>
          <table:table-cell table:style-name="ce37" office:value-type="string">
            <text:p>HPS_BANK0_0</text:p>
          </table:table-cell>
          <table:table-cell table:style-name="ce40" office:value-type="string" table:number-columns-spanned="1" table:number-rows-spanned="14">
            <text:p>EMAC0</text:p>
          </table:table-cell>
          <table:table-cell table:style-name="ce33"/>
          <table:table-cell table:style-name="ce57"/>
          <table:table-cell table:style-name="ce61" office:value-type="string">
            <text:p>GPIO0</text:p>
          </table:table-cell>
          <table:table-cell table:style-name="ce33"/>
          <table:table-cell table:style-name="ce64" office:value-type="string">
            <text:p>HPS_BANK3_0</text:p>
          </table:table-cell>
          <table:table-cell table:style-name="ce66" office:value-type="string" table:number-columns-spanned="1" table:number-rows-spanned="4">
            <text:p>SDMMC</text:p>
          </table:table-cell>
          <table:table-cell table:style-name="ce52" office:value-type="string" table:number-columns-spanned="1" table:number-rows-spanned="4">
            <text:p>USB0</text:p>
            <text:p>Data</text:p>
            <text:p>0-3</text:p>
          </table:table-cell>
          <table:table-cell table:style-name="ce57"/>
          <table:table-cell table:style-name="ce61" office:value-type="string">
            <text:p>GPIO36</text:p>
          </table:table-cell>
          <table:table-cell table:number-columns-repeated="1008"/>
        </table:table-row>
        <table:table-row table:style-name="ro1">
          <table:table-cell table:number-columns-repeated="2"/>
          <table:table-cell table:content-validation-name="val2"/>
          <table:table-cell table:style-name="ce33" table:content-validation-name="val2" table:number-columns-repeated="2"/>
          <table:table-cell table:style-name="ce37" office:value-type="string">
            <text:p>HPS_BANK0_1</text:p>
          </table:table-cell>
          <table:covered-table-cell table:style-name="ce41"/>
          <table:table-cell table:style-name="ce49" office:value-type="string" table:number-columns-spanned="1" table:number-rows-spanned="4">
            <text:p>USB1</text:p>
            <text:p>Data 0-3</text:p>
          </table:table-cell>
          <table:table-cell table:style-name="ce57"/>
          <table:table-cell table:style-name="ce61" office:value-type="string">
            <text:p>GPIO1</text:p>
          </table:table-cell>
          <table:table-cell table:style-name="ce33"/>
          <table:table-cell table:style-name="ce64" office:value-type="string">
            <text:p>HPS_BANK3_1</text:p>
          </table:table-cell>
          <table:covered-table-cell table:style-name="ce67"/>
          <table:covered-table-cell table:style-name="ce46"/>
          <table:table-cell table:style-name="ce57"/>
          <table:table-cell table:style-name="ce61" office:value-type="string">
            <text:p>GPIO37</text:p>
          </table:table-cell>
          <table:table-cell table:number-columns-repeated="1008"/>
        </table:table-row>
        <table:table-row table:style-name="ro1">
          <table:table-cell table:number-columns-repeated="2"/>
          <table:table-cell table:style-name="ce11" table:content-validation-name="val4"/>
          <table:table-cell table:style-name="ce31" table:content-validation-name="val4" table:number-columns-repeated="2"/>
          <table:table-cell table:style-name="ce37" office:value-type="string">
            <text:p>HPS_BANK0_2</text:p>
          </table:table-cell>
          <table:covered-table-cell table:style-name="ce41"/>
          <table:covered-table-cell table:style-name="ce50"/>
          <table:table-cell table:style-name="ce57"/>
          <table:table-cell table:style-name="ce61" office:value-type="string">
            <text:p>GPIO2</text:p>
          </table:table-cell>
          <table:table-cell table:style-name="ce33"/>
          <table:table-cell table:style-name="ce64" office:value-type="string">
            <text:p>HPS_BANK3_2</text:p>
          </table:table-cell>
          <table:covered-table-cell table:style-name="ce67"/>
          <table:covered-table-cell table:style-name="ce46"/>
          <table:table-cell table:style-name="ce57"/>
          <table:table-cell table:style-name="ce61" office:value-type="string">
            <text:p>GPIO38</text:p>
          </table:table-cell>
          <table:table-cell table:number-columns-repeated="1008"/>
        </table:table-row>
        <table:table-row table:style-name="ro1">
          <table:table-cell office:value-type="string">
            <text:p>IP Block</text:p>
          </table:table-cell>
          <table:table-cell office:value-type="string">
            <text:p>Select</text:p>
          </table:table-cell>
          <table:table-cell table:style-name="ce11" office:value-type="string">
            <text:p>Options</text:p>
          </table:table-cell>
          <table:table-cell table:style-name="ce31" office:value-type="string">
            <text:p>Opt</text:p>
          </table:table-cell>
          <table:table-cell table:style-name="ce31"/>
          <table:table-cell table:style-name="ce37" office:value-type="string">
            <text:p>HPS_BANK0_3</text:p>
          </table:table-cell>
          <table:covered-table-cell table:style-name="ce41"/>
          <table:covered-table-cell table:style-name="ce50"/>
          <table:table-cell table:style-name="ce57"/>
          <table:table-cell table:style-name="ce61" office:value-type="string">
            <text:p>GPIO3</text:p>
          </table:table-cell>
          <table:table-cell table:style-name="ce33"/>
          <table:table-cell table:style-name="ce64" office:value-type="string">
            <text:p>HPS_BANK3_3</text:p>
          </table:table-cell>
          <table:covered-table-cell table:style-name="ce68"/>
          <table:covered-table-cell table:style-name="ce47"/>
          <table:table-cell table:style-name="ce57"/>
          <table:table-cell table:style-name="ce61" office:value-type="string">
            <text:p>GPIO39</text:p>
          </table:table-cell>
          <table:table-cell table:number-columns-repeated="1008"/>
        </table:table-row>
        <table:table-row table:style-name="ro1">
          <table:table-cell office:value-type="string">
            <text:p>NAND Flash</text:p>
          </table:table-cell>
          <table:table-cell table:content-validation-name="val2" office:value-type="float" office:value="0">
            <text:p>0</text:p>
          </table:table-cell>
          <table:table-cell table:style-name="ce11"/>
          <table:table-cell table:style-name="ce34"/>
          <table:table-cell table:style-name="ce31"/>
          <table:table-cell table:style-name="ce37" office:value-type="string">
            <text:p>HPS_BANK0_4</text:p>
          </table:table-cell>
          <table:covered-table-cell table:style-name="ce41"/>
          <table:covered-table-cell table:style-name="ce51"/>
          <table:table-cell table:style-name="ce57"/>
          <table:table-cell table:style-name="ce61" office:value-type="string">
            <text:p>GPIO4</text:p>
          </table:table-cell>
          <table:table-cell table:style-name="ce33"/>
          <table:table-cell table:style-name="ce64" office:value-type="string">
            <text:p>HPS_BANK3_4</text:p>
          </table:table-cell>
          <table:table-cell table:style-name="ce45" office:value-type="string" table:number-columns-spanned="1" table:number-rows-spanned="4">
            <text:p>SDMMC</text:p>
            <text:p>Data</text:p>
            <text:p>4-7</text:p>
          </table:table-cell>
          <table:table-cell table:style-name="ce79" office:value-type="string" table:number-columns-spanned="1" table:number-rows-spanned="4">
            <text:p>USB0</text:p>
            <text:p>Data</text:p>
            <text:p>4-7</text:p>
          </table:table-cell>
          <table:table-cell table:style-name="ce57"/>
          <table:table-cell table:style-name="ce61" office:value-type="string">
            <text:p>GPIO40</text:p>
          </table:table-cell>
          <table:table-cell table:number-columns-repeated="1008"/>
        </table:table-row>
        <table:table-row table:style-name="ro1">
          <table:table-cell table:style-name="ce11" office:value-type="string">
            <text:p>QSPI Flash</text:p>
          </table:table-cell>
          <table:table-cell table:style-name="ce11" table:content-validation-name="val2" office:value-type="float" office:value="0">
            <text:p>0</text:p>
          </table:table-cell>
          <table:table-cell table:style-name="ce31" office:value-type="string">
            <text:p>Number of SS's</text:p>
          </table:table-cell>
          <table:table-cell table:style-name="ce34" table:content-validation-name="val5" office:value-type="float" office:value="1">
            <text:p>1</text:p>
          </table:table-cell>
          <table:table-cell table:style-name="ce31" table:content-validation-name="val5"/>
          <table:table-cell table:style-name="ce37" office:value-type="string">
            <text:p>HPS_BANK0_5</text:p>
          </table:table-cell>
          <table:covered-table-cell table:style-name="ce41"/>
          <table:table-cell table:style-name="ce52" office:value-type="string" table:number-columns-spanned="1" table:number-rows-spanned="4">
            <text:p>USB1</text:p>
            <text:p>Data 4-7</text:p>
          </table:table-cell>
          <table:table-cell table:style-name="ce57"/>
          <table:table-cell table:style-name="ce61" office:value-type="string">
            <text:p>GPIO5</text:p>
          </table:table-cell>
          <table:table-cell table:style-name="ce33"/>
          <table:table-cell table:style-name="ce64" office:value-type="string">
            <text:p>HPS_BANK3_5</text:p>
          </table:table-cell>
          <table:covered-table-cell table:style-name="ce53"/>
          <table:covered-table-cell table:style-name="ce46"/>
          <table:table-cell table:style-name="ce57"/>
          <table:table-cell table:style-name="ce61" office:value-type="string">
            <text:p>GPIO41</text:p>
          </table:table-cell>
          <table:table-cell table:number-columns-repeated="1008"/>
        </table:table-row>
        <table:table-row table:style-name="ro1">
          <table:table-cell table:style-name="ce11" office:value-type="string">
            <text:p>SD/MMC</text:p>
          </table:table-cell>
          <table:table-cell table:style-name="ce25" table:content-validation-name="val2" office:value-type="float" office:value="1">
            <text:p>1</text:p>
          </table:table-cell>
          <table:table-cell table:style-name="ce11" office:value-type="string">
            <text:p>Data Width</text:p>
          </table:table-cell>
          <table:table-cell table:style-name="ce34" table:content-validation-name="val6" office:value-type="float" office:value="4">
            <text:p>4</text:p>
          </table:table-cell>
          <table:table-cell table:style-name="ce31"/>
          <table:table-cell table:style-name="ce37" office:value-type="string">
            <text:p>HPS_BANK0_6</text:p>
          </table:table-cell>
          <table:covered-table-cell table:style-name="ce41"/>
          <table:covered-table-cell table:style-name="ce53"/>
          <table:table-cell table:style-name="ce58" office:value-type="string" table:number-columns-spanned="1" table:number-rows-spanned="2">
            <text:p>I2C_2</text:p>
          </table:table-cell>
          <table:table-cell table:style-name="ce61" office:value-type="string">
            <text:p>GPIO6</text:p>
          </table:table-cell>
          <table:table-cell table:style-name="ce33"/>
          <table:table-cell table:style-name="ce64" office:value-type="string">
            <text:p>HPS_BANK3_6</text:p>
          </table:table-cell>
          <table:covered-table-cell table:style-name="ce53"/>
          <table:covered-table-cell table:style-name="ce46"/>
          <table:table-cell table:style-name="ce57"/>
          <table:table-cell table:style-name="ce61" office:value-type="string">
            <text:p>GPIO42</text:p>
          </table:table-cell>
          <table:table-cell table:number-columns-repeated="1008"/>
        </table:table-row>
        <table:table-row table:style-name="ro1">
          <table:table-cell table:style-name="ce11" office:value-type="string">
            <text:p>TRACE</text:p>
          </table:table-cell>
          <table:table-cell table:style-name="ce11" table:content-validation-name="val2" office:value-type="float" office:value="1">
            <text:p>1</text:p>
          </table:table-cell>
          <table:table-cell table:style-name="ce31" office:value-type="string">
            <text:p>Data Width</text:p>
          </table:table-cell>
          <table:table-cell table:style-name="ce34" table:content-validation-name="val7" office:value-type="float" office:value="8">
            <text:p>8</text:p>
          </table:table-cell>
          <table:table-cell table:style-name="ce31" table:content-validation-name="val7"/>
          <table:table-cell table:style-name="ce37" office:value-type="string">
            <text:p>HPS_BANK0_7</text:p>
          </table:table-cell>
          <table:covered-table-cell table:style-name="ce41"/>
          <table:covered-table-cell table:style-name="ce53"/>
          <table:covered-table-cell table:style-name="ce54"/>
          <table:table-cell table:style-name="ce61" office:value-type="string">
            <text:p>GPIO7</text:p>
          </table:table-cell>
          <table:table-cell table:style-name="ce33"/>
          <table:table-cell table:style-name="ce64" office:value-type="string">
            <text:p>HPS_BANK3_7</text:p>
          </table:table-cell>
          <table:covered-table-cell table:style-name="ce54"/>
          <table:covered-table-cell table:style-name="ce47"/>
          <table:table-cell table:style-name="ce57"/>
          <table:table-cell table:style-name="ce61" office:value-type="string">
            <text:p>GPIO43</text:p>
          </table:table-cell>
          <table:table-cell table:number-columns-repeated="1008"/>
        </table:table-row>
        <table:table-row table:style-name="ro1">
          <table:table-cell table:style-name="ce11" office:value-type="string">
            <text:p>EMAC</text:p>
          </table:table-cell>
          <table:table-cell table:style-name="ce11" table:content-validation-name="val3" office:value-type="float" office:value="1">
            <text:p>1</text:p>
          </table:table-cell>
          <table:table-cell table:style-name="ce31" office:value-type="string">
            <text:p>Route to FPGA</text:p>
          </table:table-cell>
          <table:table-cell table:style-name="ce34" table:content-validation-name="val8" office:value-type="string">
            <text:p>No</text:p>
          </table:table-cell>
          <table:table-cell table:style-name="ce31"/>
          <table:table-cell table:style-name="ce37" office:value-type="string">
            <text:p>HPS_BANK0_8</text:p>
          </table:table-cell>
          <table:covered-table-cell table:style-name="ce41"/>
          <table:covered-table-cell table:style-name="ce54"/>
          <table:table-cell table:style-name="ce57"/>
          <table:table-cell table:style-name="ce61" office:value-type="string">
            <text:p>GPIO8</text:p>
          </table:table-cell>
          <table:table-cell table:style-name="ce33"/>
          <table:table-cell table:style-name="ce64" office:value-type="string">
            <text:p>HPS_BANK3_8</text:p>
          </table:table-cell>
          <table:table-cell table:style-name="ce40" office:value-type="string" table:number-columns-spanned="1" table:number-rows-spanned="4">
            <text:p>SDMMC</text:p>
          </table:table-cell>
          <table:table-cell table:style-name="ce52" office:value-type="string" table:number-columns-spanned="1" table:number-rows-spanned="4">
            <text:p>USB0</text:p>
            <text:p>Control</text:p>
          </table:table-cell>
          <table:table-cell table:style-name="ce57"/>
          <table:table-cell table:style-name="ce61" office:value-type="string">
            <text:p>GPIO44</text:p>
          </table:table-cell>
          <table:table-cell table:number-columns-repeated="1008"/>
        </table:table-row>
        <table:table-row table:style-name="ro1">
          <table:table-cell table:style-name="ce11" office:value-type="string">
            <text:p>USB</text:p>
          </table:table-cell>
          <table:table-cell table:style-name="ce11" table:content-validation-name="val3" office:value-type="float" office:value="0">
            <text:p>0</text:p>
          </table:table-cell>
          <table:table-cell table:style-name="ce31" office:value-type="string">
            <text:p>Data Width</text:p>
          </table:table-cell>
          <table:table-cell table:style-name="ce34" table:content-validation-name="val7" office:value-type="float" office:value="8">
            <text:p>8</text:p>
          </table:table-cell>
          <table:table-cell table:style-name="ce31" table:content-validation-name="val7"/>
          <table:table-cell table:style-name="ce37" office:value-type="string">
            <text:p>HPS_BANK0_9</text:p>
          </table:table-cell>
          <table:covered-table-cell table:style-name="ce41"/>
          <table:table-cell table:style-name="ce55"/>
          <table:table-cell table:style-name="ce57"/>
          <table:table-cell table:style-name="ce61" office:value-type="string">
            <text:p>GPIO9</text:p>
          </table:table-cell>
          <table:table-cell table:style-name="ce33"/>
          <table:table-cell table:style-name="ce64" office:value-type="string">
            <text:p>HPS_BANK3_9</text:p>
          </table:table-cell>
          <table:covered-table-cell table:style-name="ce41"/>
          <table:covered-table-cell table:style-name="ce46"/>
          <table:table-cell table:style-name="ce57"/>
          <table:table-cell table:style-name="ce61" office:value-type="string">
            <text:p>GPIO45</text:p>
          </table:table-cell>
          <table:table-cell table:number-columns-repeated="1008"/>
        </table:table-row>
        <table:table-row table:style-name="ro1">
          <table:table-cell table:style-name="ce11" office:value-type="string">
            <text:p>SPI Slave</text:p>
          </table:table-cell>
          <table:table-cell table:style-name="ce11" table:content-validation-name="val3" office:value-type="float" office:value="0">
            <text:p>0</text:p>
          </table:table-cell>
          <table:table-cell table:style-name="ce11"/>
          <table:table-cell table:style-name="ce34"/>
          <table:table-cell table:style-name="ce31"/>
          <table:table-cell table:style-name="ce37" office:value-type="string">
            <text:p>HPS_BANK0_10</text:p>
          </table:table-cell>
          <table:covered-table-cell table:style-name="ce41"/>
          <table:table-cell table:style-name="ce52" office:value-type="string" table:number-columns-spanned="1" table:number-rows-spanned="4">
            <text:p>USB1</text:p>
            <text:p>Control </text:p>
          </table:table-cell>
          <table:table-cell table:style-name="ce57"/>
          <table:table-cell table:style-name="ce61" office:value-type="string">
            <text:p>GPIO10</text:p>
          </table:table-cell>
          <table:table-cell table:style-name="ce33"/>
          <table:table-cell table:style-name="ce64" office:value-type="string">
            <text:p>HPS_BANK3_10</text:p>
          </table:table-cell>
          <table:covered-table-cell table:style-name="ce41"/>
          <table:covered-table-cell table:style-name="ce46"/>
          <table:table-cell table:style-name="ce57"/>
          <table:table-cell table:style-name="ce61" office:value-type="string">
            <text:p>GPIO46</text:p>
          </table:table-cell>
          <table:table-cell table:number-columns-repeated="1008"/>
        </table:table-row>
        <table:table-row table:style-name="ro1">
          <table:table-cell table:style-name="ce11" office:value-type="string">
            <text:p>SPI Master</text:p>
          </table:table-cell>
          <table:table-cell table:style-name="ce11" table:content-validation-name="val3" office:value-type="float" office:value="0">
            <text:p>0</text:p>
          </table:table-cell>
          <table:table-cell table:style-name="ce31" office:value-type="string">
            <text:p>Number of SS's</text:p>
          </table:table-cell>
          <table:table-cell table:style-name="ce34" table:content-validation-name="val9" office:value-type="float" office:value="1">
            <text:p>1</text:p>
          </table:table-cell>
          <table:table-cell table:style-name="ce31"/>
          <table:table-cell table:style-name="ce37" office:value-type="string">
            <text:p>HPS_BANK0_11</text:p>
          </table:table-cell>
          <table:covered-table-cell table:style-name="ce41"/>
          <table:covered-table-cell table:style-name="ce53"/>
          <table:table-cell table:style-name="ce57"/>
          <table:table-cell table:style-name="ce61" office:value-type="string">
            <text:p>GPIO11</text:p>
          </table:table-cell>
          <table:table-cell table:style-name="ce33"/>
          <table:table-cell table:style-name="ce64" office:value-type="string">
            <text:p>HPS_BANK3_11</text:p>
          </table:table-cell>
          <table:covered-table-cell table:style-name="ce41"/>
          <table:covered-table-cell table:style-name="ce47"/>
          <table:table-cell table:style-name="ce57"/>
          <table:table-cell table:style-name="ce61" office:value-type="string">
            <text:p>GPIO47</text:p>
          </table:table-cell>
          <table:table-cell table:number-columns-repeated="1008"/>
        </table:table-row>
        <table:table-row table:style-name="ro1">
          <table:table-cell table:style-name="ce11" office:value-type="string">
            <text:p>UART</text:p>
          </table:table-cell>
          <table:table-cell table:style-name="ce11" table:content-validation-name="val3" office:value-type="float" office:value="1">
            <text:p>1</text:p>
          </table:table-cell>
          <table:table-cell office:value-type="string">
            <text:p>Use CTS/RTS</text:p>
          </table:table-cell>
          <table:table-cell table:style-name="ce35" table:content-validation-name="val8" office:value-type="string">
            <text:p>No</text:p>
          </table:table-cell>
          <table:table-cell table:style-name="ce33" table:content-validation-name="val8"/>
          <table:table-cell table:style-name="ce37" office:value-type="string">
            <text:p>HPS_BANK0_12</text:p>
          </table:table-cell>
          <table:covered-table-cell table:style-name="ce41"/>
          <table:covered-table-cell table:style-name="ce53"/>
          <table:table-cell table:style-name="ce57"/>
          <table:table-cell table:style-name="ce61" office:value-type="string">
            <text:p>GPIO12</text:p>
          </table:table-cell>
          <table:table-cell table:style-name="ce33"/>
          <table:table-cell table:style-name="ce65" office:value-type="string">
            <text:p>HPS_BANK4_0</text:p>
          </table:table-cell>
          <table:table-cell table:style-name="ce69" office:value-type="string" table:number-columns-spanned="1" table:number-rows-spanned="5">
            <text:p>TRACE</text:p>
            <text:p>Clk &amp;</text:p>
            <text:p>Data</text:p>
            <text:p>0-3</text:p>
          </table:table-cell>
          <table:table-cell table:style-name="ce57" table:number-columns-repeated="2"/>
          <table:table-cell table:style-name="ce61" office:value-type="string">
            <text:p>GPIO51</text:p>
          </table:table-cell>
          <table:table-cell table:number-columns-repeated="1008"/>
        </table:table-row>
        <table:table-row table:style-name="ro1">
          <table:table-cell table:style-name="ce11" office:value-type="string">
            <text:p>I2C</text:p>
          </table:table-cell>
          <table:table-cell table:style-name="ce11" table:content-validation-name="val4" office:value-type="float" office:value="0">
            <text:p>0</text:p>
          </table:table-cell>
          <table:table-cell/>
          <table:table-cell table:style-name="ce35"/>
          <table:table-cell table:style-name="ce33"/>
          <table:table-cell table:style-name="ce37" office:value-type="string">
            <text:p>HPS_BANK0_13</text:p>
          </table:table-cell>
          <table:covered-table-cell table:style-name="ce41"/>
          <table:covered-table-cell table:style-name="ce54"/>
          <table:table-cell table:style-name="ce57"/>
          <table:table-cell table:style-name="ce61" office:value-type="string">
            <text:p>GPIO13</text:p>
          </table:table-cell>
          <table:table-cell table:style-name="ce33"/>
          <table:table-cell table:style-name="ce65" office:value-type="string">
            <text:p>HPS_BANK4_1</text:p>
          </table:table-cell>
          <table:covered-table-cell table:style-name="ce53"/>
          <table:table-cell table:style-name="ce58" office:value-type="string" table:number-columns-spanned="1" table:number-rows-spanned="4">
            <text:p>SPIS0</text:p>
          </table:table-cell>
          <table:table-cell table:style-name="ce52" office:value-type="string" table:number-columns-spanned="1" table:number-rows-spanned="2">
            <text:p>UART0</text:p>
          </table:table-cell>
          <table:table-cell table:style-name="ce61" office:value-type="string">
            <text:p>GPIO52</text:p>
          </table:table-cell>
          <table:table-cell table:number-columns-repeated="1008"/>
        </table:table-row>
        <table:table-row table:style-name="ro1">
          <table:table-cell table:style-name="ce11" office:value-type="string">
            <text:p>CAN</text:p>
          </table:table-cell>
          <table:table-cell table:style-name="ce11" table:content-validation-name="val3" office:value-type="float" office:value="0">
            <text:p>0</text:p>
          </table:table-cell>
          <table:table-cell/>
          <table:table-cell table:style-name="ce35"/>
          <table:table-cell table:style-name="ce33"/>
          <table:table-cell table:style-name="ce37" office:value-type="string">
            <text:p>HPS_BANK0_14</text:p>
          </table:table-cell>
          <table:table-cell table:style-name="ce42" office:value-type="string" table:number-columns-spanned="1" table:number-rows-spanned="14">
            <text:p>EMAC1</text:p>
          </table:table-cell>
          <table:table-cell table:style-name="ce56" table:number-columns-repeated="2"/>
          <table:table-cell table:style-name="ce62" office:value-type="string">
            <text:p>GPIO45</text:p>
          </table:table-cell>
          <table:table-cell table:style-name="ce33"/>
          <table:table-cell table:style-name="ce65" office:value-type="string">
            <text:p>HPS_BANK4_2</text:p>
          </table:table-cell>
          <table:covered-table-cell table:number-columns-repeated="2" table:style-name="ce53"/>
          <table:covered-table-cell table:style-name="ce81"/>
          <table:table-cell table:style-name="ce61" office:value-type="string">
            <text:p>GPIO53</text:p>
          </table:table-cell>
          <table:table-cell table:number-columns-repeated="1008"/>
        </table:table-row>
        <table:table-row table:style-name="ro1">
          <table:table-cell table:number-columns-repeated="3"/>
          <table:table-cell table:style-name="ce33" table:number-columns-repeated="2"/>
          <table:table-cell table:style-name="ce37" office:value-type="string">
            <text:p>HPS_BANK0_15</text:p>
          </table:table-cell>
          <table:covered-table-cell table:style-name="ce43"/>
          <table:table-cell table:style-name="ce56" table:number-columns-repeated="2"/>
          <table:table-cell table:style-name="ce62" office:value-type="string">
            <text:p>GPIO46</text:p>
          </table:table-cell>
          <table:table-cell table:style-name="ce33"/>
          <table:table-cell table:style-name="ce65" office:value-type="string">
            <text:p>HPS_BANK4_3</text:p>
          </table:table-cell>
          <table:covered-table-cell table:number-columns-repeated="2" table:style-name="ce53"/>
          <table:table-cell table:style-name="ce52" office:value-type="string" table:number-columns-spanned="1" table:number-rows-spanned="2">
            <text:p>I2C_1</text:p>
          </table:table-cell>
          <table:table-cell table:style-name="ce61" office:value-type="string">
            <text:p>GPIO54</text:p>
          </table:table-cell>
          <table:table-cell table:number-columns-repeated="1008"/>
        </table:table-row>
        <table:table-row table:style-name="ro1">
          <table:table-cell table:number-columns-repeated="3"/>
          <table:table-cell table:style-name="ce33" table:number-columns-repeated="2"/>
          <table:table-cell table:style-name="ce37" office:value-type="string">
            <text:p>HPS_BANK0_16</text:p>
          </table:table-cell>
          <table:covered-table-cell table:style-name="ce43"/>
          <table:table-cell table:style-name="ce56" table:number-columns-repeated="2"/>
          <table:table-cell table:style-name="ce62" office:value-type="string">
            <text:p>GPIO47</text:p>
          </table:table-cell>
          <table:table-cell table:style-name="ce33"/>
          <table:table-cell table:style-name="ce65" office:value-type="string">
            <text:p>HPS_BANK4_4</text:p>
          </table:table-cell>
          <table:covered-table-cell table:number-columns-repeated="2" table:style-name="ce54"/>
          <table:covered-table-cell table:style-name="ce81"/>
          <table:table-cell table:style-name="ce61" office:value-type="string">
            <text:p>GPIO55</text:p>
          </table:table-cell>
          <table:table-cell table:number-columns-repeated="1008"/>
        </table:table-row>
        <table:table-row table:style-name="ro1">
          <table:table-cell table:number-columns-repeated="3"/>
          <table:table-cell table:style-name="ce33" table:number-columns-repeated="2"/>
          <table:table-cell table:style-name="ce37" office:value-type="string">
            <text:p>HPS_BANK0_17</text:p>
          </table:table-cell>
          <table:covered-table-cell table:style-name="ce43"/>
          <table:table-cell table:style-name="ce56" table:number-columns-repeated="2"/>
          <table:table-cell table:style-name="ce62" office:value-type="string">
            <text:p>GPIO48</text:p>
          </table:table-cell>
          <table:table-cell table:style-name="ce33"/>
          <table:table-cell table:style-name="ce65" office:value-type="string">
            <text:p>HPS_BANK4_5</text:p>
          </table:table-cell>
          <table:table-cell table:style-name="ce69" office:value-type="string" table:number-columns-spanned="1" table:number-rows-spanned="4">
            <text:p>TRACE</text:p>
            <text:p>Data</text:p>
            <text:p>4-7</text:p>
          </table:table-cell>
          <table:table-cell table:style-name="ce58" office:value-type="string" table:number-columns-spanned="1" table:number-rows-spanned="4">
            <text:p>SPIS1</text:p>
          </table:table-cell>
          <table:table-cell table:style-name="ce58" office:value-type="string" table:number-columns-spanned="1" table:number-rows-spanned="2">
            <text:p>CAN1</text:p>
          </table:table-cell>
          <table:table-cell table:style-name="ce61" office:value-type="string">
            <text:p>GPIO56</text:p>
          </table:table-cell>
          <table:table-cell table:number-columns-repeated="1008"/>
        </table:table-row>
        <table:table-row table:style-name="ro1">
          <table:table-cell table:number-columns-repeated="3"/>
          <table:table-cell table:style-name="ce33" table:number-columns-repeated="2"/>
          <table:table-cell table:style-name="ce37" office:value-type="string">
            <text:p>HPS_BANK0_18</text:p>
          </table:table-cell>
          <table:covered-table-cell table:style-name="ce43"/>
          <table:table-cell table:style-name="ce56" table:number-columns-repeated="2"/>
          <table:table-cell table:style-name="ce62" office:value-type="string">
            <text:p>GPIO49</text:p>
          </table:table-cell>
          <table:table-cell table:style-name="ce33"/>
          <table:table-cell table:style-name="ce65" office:value-type="string">
            <text:p>HPS_BANK4_6</text:p>
          </table:table-cell>
          <table:covered-table-cell table:number-columns-repeated="2" table:style-name="ce41"/>
          <table:covered-table-cell table:style-name="ce54"/>
          <table:table-cell table:style-name="ce61" office:value-type="string">
            <text:p>GPIO57</text:p>
          </table:table-cell>
          <table:table-cell table:number-columns-repeated="1008"/>
        </table:table-row>
        <table:table-row table:style-name="ro1">
          <table:table-cell table:number-columns-repeated="3"/>
          <table:table-cell table:style-name="ce33" table:number-columns-repeated="2"/>
          <table:table-cell table:style-name="ce37" office:value-type="string">
            <text:p>HPS_BANK0_19</text:p>
          </table:table-cell>
          <table:covered-table-cell table:style-name="ce43"/>
          <table:table-cell table:style-name="ce56" table:number-columns-repeated="2"/>
          <table:table-cell table:style-name="ce62" office:value-type="string">
            <text:p>GPIO50</text:p>
          </table:table-cell>
          <table:table-cell table:style-name="ce33"/>
          <table:table-cell table:style-name="ce65" office:value-type="string">
            <text:p>HPS_BANK4_7</text:p>
          </table:table-cell>
          <table:covered-table-cell table:number-columns-repeated="2" table:style-name="ce41"/>
          <table:table-cell table:style-name="ce82" office:value-type="string" table:number-columns-spanned="1" table:number-rows-spanned="2">
            <text:p>I2C0</text:p>
          </table:table-cell>
          <table:table-cell table:style-name="ce61" office:value-type="string">
            <text:p>GPIO58</text:p>
          </table:table-cell>
          <table:table-cell table:number-columns-repeated="1008"/>
        </table:table-row>
        <table:table-row table:style-name="ro1">
          <table:table-cell table:number-columns-repeated="3"/>
          <table:table-cell table:style-name="ce33" table:number-columns-repeated="2"/>
          <table:table-cell table:style-name="ce38" office:value-type="string">
            <text:p>HPS_BANK1_0</text:p>
          </table:table-cell>
          <table:covered-table-cell table:style-name="ce43"/>
          <table:table-cell table:style-name="ce42" office:value-type="string" table:number-columns-spanned="1" table:number-rows-spanned="4">
            <text:p>SPIM0</text:p>
          </table:table-cell>
          <table:table-cell table:style-name="ce42" office:value-type="string" table:number-columns-spanned="1" table:number-rows-spanned="4">
            <text:p>SPIS0</text:p>
          </table:table-cell>
          <table:table-cell table:style-name="ce62" office:value-type="string">
            <text:p>GPIO51</text:p>
          </table:table-cell>
          <table:table-cell table:style-name="ce33"/>
          <table:table-cell table:style-name="ce65" office:value-type="string">
            <text:p>HPS_BANK4_8</text:p>
          </table:table-cell>
          <table:covered-table-cell table:number-columns-repeated="2" table:style-name="ce41"/>
          <table:covered-table-cell table:style-name="ce54"/>
          <table:table-cell table:style-name="ce61" office:value-type="string">
            <text:p>GPIO59</text:p>
          </table:table-cell>
          <table:table-cell table:number-columns-repeated="1008"/>
        </table:table-row>
        <table:table-row table:style-name="ro1">
          <table:table-cell table:style-name="ce12" office:value-type="string" table:number-columns-spanned="3" table:number-rows-spanned="1">
            <text:p>Dedicated DDR Interface</text:p>
          </table:table-cell>
          <table:covered-table-cell table:number-columns-repeated="2" table:style-name="ce27"/>
          <table:table-cell table:style-name="ce33" table:number-columns-repeated="2"/>
          <table:table-cell table:style-name="ce38" office:value-type="string">
            <text:p>HPS_BANK1_1</text:p>
          </table:table-cell>
          <table:covered-table-cell table:number-columns-repeated="3" table:style-name="ce43"/>
          <table:table-cell table:style-name="ce62" office:value-type="string">
            <text:p>GPIO52</text:p>
          </table:table-cell>
          <table:table-cell table:style-name="ce33"/>
          <table:table-cell table:style-name="ce65" office:value-type="string">
            <text:p>HPS_BANK4_9</text:p>
          </table:table-cell>
          <table:table-cell table:style-name="ce44" office:value-type="string" table:number-columns-spanned="1" table:number-rows-spanned="4">
            <text:p>SPIM0</text:p>
          </table:table-cell>
          <table:table-cell table:style-name="ce45" office:value-type="string" table:number-columns-spanned="1" table:number-rows-spanned="2">
            <text:p>UART0</text:p>
            <text:p>CTS/RTS</text:p>
          </table:table-cell>
          <table:table-cell table:style-name="ce44" office:value-type="string" table:number-columns-spanned="1" table:number-rows-spanned="2">
            <text:p>I2C_1</text:p>
          </table:table-cell>
          <table:table-cell table:style-name="ce61" office:value-type="string">
            <text:p>GPIO60</text:p>
          </table:table-cell>
          <table:table-cell table:number-columns-repeated="1008"/>
        </table:table-row>
        <table:table-row table:style-name="ro1">
          <table:table-cell table:style-name="ce13" office:value-type="string" table:number-columns-spanned="3" table:number-rows-spanned="1">
            <text:p>Up to 32-bits wide + 8 bit ECC</text:p>
          </table:table-cell>
          <table:covered-table-cell table:number-columns-repeated="2" table:style-name="ce28"/>
          <table:table-cell table:style-name="ce33" table:number-columns-repeated="2"/>
          <table:table-cell table:style-name="ce38" office:value-type="string">
            <text:p>HPS_BANK1_2</text:p>
          </table:table-cell>
          <table:covered-table-cell table:number-columns-repeated="3" table:style-name="ce43"/>
          <table:table-cell table:style-name="ce62" office:value-type="string">
            <text:p>GPIO53</text:p>
          </table:table-cell>
          <table:table-cell table:style-name="ce33"/>
          <table:table-cell table:style-name="ce65" office:value-type="string">
            <text:p>HPS_BANK4_10</text:p>
          </table:table-cell>
          <table:covered-table-cell table:number-columns-repeated="3" table:style-name="ce41"/>
          <table:table-cell table:style-name="ce61" office:value-type="string">
            <text:p>GPIO61</text:p>
          </table:table-cell>
          <table:table-cell table:number-columns-repeated="1008"/>
        </table:table-row>
        <table:table-row table:style-name="ro1">
          <table:table-cell table:number-columns-repeated="3"/>
          <table:table-cell table:style-name="ce33" table:number-columns-repeated="2"/>
          <table:table-cell table:style-name="ce38" office:value-type="string">
            <text:p>HPS_BANK1_3</text:p>
          </table:table-cell>
          <table:covered-table-cell table:number-columns-repeated="3" table:style-name="ce43"/>
          <table:table-cell table:style-name="ce62" office:value-type="string">
            <text:p>GPIO54</text:p>
          </table:table-cell>
          <table:table-cell table:style-name="ce33"/>
          <table:table-cell table:style-name="ce65" office:value-type="string">
            <text:p>HPS_BANK4_11</text:p>
          </table:table-cell>
          <table:covered-table-cell table:style-name="ce41"/>
          <table:table-cell table:style-name="ce45" office:value-type="string" table:number-columns-spanned="1" table:number-rows-spanned="2">
            <text:p>UART1</text:p>
            <text:p>CTS/RTS</text:p>
          </table:table-cell>
          <table:table-cell table:style-name="ce44" office:value-type="string" table:number-columns-spanned="1" table:number-rows-spanned="2">
            <text:p>CAN1</text:p>
          </table:table-cell>
          <table:table-cell table:style-name="ce61" office:value-type="string">
            <text:p>GPIO62</text:p>
          </table:table-cell>
          <table:table-cell table:number-columns-repeated="1008"/>
        </table:table-row>
        <table:table-row table:style-name="ro1">
          <table:table-cell table:number-columns-repeated="3"/>
          <table:table-cell table:style-name="ce33" table:number-columns-repeated="2"/>
          <table:table-cell table:style-name="ce38" office:value-type="string">
            <text:p>HPS_BANK1_4</text:p>
          </table:table-cell>
          <table:covered-table-cell table:style-name="ce43"/>
          <table:table-cell table:style-name="ce42" office:value-type="string" table:number-columns-spanned="1" table:number-rows-spanned="4">
            <text:p>SPIM1</text:p>
          </table:table-cell>
          <table:table-cell table:style-name="ce42" office:value-type="string" table:number-columns-spanned="1" table:number-rows-spanned="4">
            <text:p>SPIS1</text:p>
          </table:table-cell>
          <table:table-cell table:style-name="ce62" office:value-type="string">
            <text:p>GPIO55</text:p>
          </table:table-cell>
          <table:table-cell table:style-name="ce33"/>
          <table:table-cell table:style-name="ce65" office:value-type="string">
            <text:p>HPS_BANK4_12</text:p>
          </table:table-cell>
          <table:covered-table-cell table:number-columns-repeated="3" table:style-name="ce41"/>
          <table:table-cell table:style-name="ce61" office:value-type="string">
            <text:p>GPIO63</text:p>
          </table:table-cell>
          <table:table-cell table:number-columns-repeated="1008"/>
        </table:table-row>
        <table:table-row table:style-name="ro1">
          <table:table-cell table:number-columns-repeated="3"/>
          <table:table-cell table:style-name="ce33" table:number-columns-repeated="2"/>
          <table:table-cell table:style-name="ce38" office:value-type="string">
            <text:p>HPS_BANK1_5</text:p>
          </table:table-cell>
          <table:covered-table-cell table:number-columns-repeated="3" table:style-name="ce43"/>
          <table:table-cell table:style-name="ce62" office:value-type="string">
            <text:p>GPIO56</text:p>
          </table:table-cell>
          <table:table-cell table:style-name="ce33"/>
          <table:table-cell table:style-name="ce65" office:value-type="string">
            <text:p>HPS_BANK4_13</text:p>
          </table:table-cell>
          <table:table-cell table:style-name="ce70" office:value-type="string">
            <text:p>SPIM0 SS1</text:p>
          </table:table-cell>
          <table:table-cell table:style-name="ce44" office:value-type="string" table:number-columns-spanned="1" table:number-rows-spanned="2">
            <text:p>UART0</text:p>
          </table:table-cell>
          <table:table-cell table:style-name="ce44" office:value-type="string" table:number-columns-spanned="1" table:number-rows-spanned="2">
            <text:p>CAN0</text:p>
          </table:table-cell>
          <table:table-cell table:style-name="ce61" office:value-type="string">
            <text:p>GPIO64</text:p>
          </table:table-cell>
          <table:table-cell table:number-columns-repeated="1008"/>
        </table:table-row>
        <table:table-row table:style-name="ro1">
          <table:table-cell table:style-name="ce12" office:value-type="string" table:number-columns-spanned="3" table:number-rows-spanned="1">
            <text:p>Legend</text:p>
          </table:table-cell>
          <table:covered-table-cell table:number-columns-repeated="2" table:style-name="ce27"/>
          <table:table-cell table:style-name="ce33" table:number-columns-repeated="2"/>
          <table:table-cell table:style-name="ce38" office:value-type="string">
            <text:p>HPS_BANK1_6</text:p>
          </table:table-cell>
          <table:covered-table-cell table:number-columns-repeated="3" table:style-name="ce43"/>
          <table:table-cell table:style-name="ce62" office:value-type="string">
            <text:p>GPIO57</text:p>
          </table:table-cell>
          <table:table-cell table:style-name="ce33"/>
          <table:table-cell table:style-name="ce65" office:value-type="string">
            <text:p>HPS_BANK4_14</text:p>
          </table:table-cell>
          <table:table-cell table:style-name="ce70" office:value-type="string">
            <text:p>SPIM1 SS1</text:p>
          </table:table-cell>
          <table:covered-table-cell table:number-columns-repeated="2" table:style-name="ce41"/>
          <table:table-cell table:style-name="ce61" office:value-type="string">
            <text:p>GPIO65</text:p>
          </table:table-cell>
          <table:table-cell table:number-columns-repeated="1008"/>
        </table:table-row>
        <table:table-row table:style-name="ro1">
          <table:table-cell table:style-name="ce14"/>
          <table:table-cell office:value-type="string">
            <text:p>IP routed to Pins</text:p>
          </table:table-cell>
          <table:table-cell/>
          <table:table-cell table:style-name="ce33" table:number-columns-repeated="2"/>
          <table:table-cell table:style-name="ce38" office:value-type="string">
            <text:p>HPS_BANK1_7</text:p>
          </table:table-cell>
          <table:covered-table-cell table:number-columns-repeated="3" table:style-name="ce43"/>
          <table:table-cell table:style-name="ce62" office:value-type="string">
            <text:p>GPIO58</text:p>
          </table:table-cell>
          <table:table-cell table:style-name="ce33"/>
          <table:table-cell table:style-name="ce65" office:value-type="string">
            <text:p>HPS_BANK4_15</text:p>
          </table:table-cell>
          <table:table-cell table:style-name="ce58" office:value-type="string" table:number-columns-spanned="1" table:number-rows-spanned="4">
            <text:p>SPIM1</text:p>
          </table:table-cell>
          <table:table-cell table:style-name="ce44" office:value-type="string" table:number-columns-spanned="1" table:number-rows-spanned="2">
            <text:p>UART1</text:p>
          </table:table-cell>
          <table:table-cell table:style-name="ce44" office:value-type="string" table:number-columns-spanned="1" table:number-rows-spanned="2">
            <text:p>I2C0</text:p>
          </table:table-cell>
          <table:table-cell table:style-name="ce61" office:value-type="string">
            <text:p>GPIO66</text:p>
          </table:table-cell>
          <table:table-cell table:number-columns-repeated="1008"/>
        </table:table-row>
        <table:table-row table:style-name="ro1">
          <table:table-cell table:style-name="ce15"/>
          <table:table-cell office:value-type="string">
            <text:p>Routing being used by other IP</text:p>
          </table:table-cell>
          <table:table-cell/>
          <table:table-cell table:style-name="ce33" table:number-columns-repeated="2"/>
          <table:table-cell table:style-name="ce39" office:value-type="string">
            <text:p>HPS_BANK2_0</text:p>
          </table:table-cell>
          <table:table-cell table:style-name="ce44" office:value-type="string" table:number-columns-spanned="1" table:number-rows-spanned="15">
            <text:p>NAND</text:p>
          </table:table-cell>
          <table:table-cell table:style-name="ce44" office:value-type="string" table:number-columns-spanned="1" table:number-rows-spanned="14">
            <text:p>EMAC1</text:p>
          </table:table-cell>
          <table:table-cell table:style-name="ce44" office:value-type="string">
            <text:p>QSPI SS3</text:p>
          </table:table-cell>
          <table:table-cell table:style-name="ce61" office:value-type="string">
            <text:p>GPIO14</text:p>
          </table:table-cell>
          <table:table-cell table:style-name="ce33"/>
          <table:table-cell table:style-name="ce65" office:value-type="string">
            <text:p>HPS_BANK4_16</text:p>
          </table:table-cell>
          <table:covered-table-cell table:style-name="ce53"/>
          <table:covered-table-cell table:number-columns-repeated="2" table:style-name="ce41"/>
          <table:table-cell table:style-name="ce61" office:value-type="string">
            <text:p>GPIO67</text:p>
          </table:table-cell>
          <table:table-cell table:number-columns-repeated="1008"/>
        </table:table-row>
        <table:table-row table:style-name="ro1">
          <table:table-cell table:style-name="ce16"/>
          <table:table-cell office:value-type="string">
            <text:p>Pins not available due to device</text:p>
          </table:table-cell>
          <table:table-cell/>
          <table:table-cell table:style-name="ce33" table:number-columns-repeated="2"/>
          <table:table-cell table:style-name="ce39" office:value-type="string">
            <text:p>HPS_BANK2_1</text:p>
          </table:table-cell>
          <table:covered-table-cell table:number-columns-repeated="2" table:style-name="ce41"/>
          <table:table-cell table:style-name="ce59" office:value-type="string" table:number-columns-spanned="1" table:number-rows-spanned="4">
            <text:p>USB1</text:p>
            <text:p>Data 0-3</text:p>
          </table:table-cell>
          <table:table-cell table:style-name="ce61" office:value-type="string">
            <text:p>GPIO15</text:p>
          </table:table-cell>
          <table:table-cell table:style-name="ce33"/>
          <table:table-cell table:style-name="ce65" office:value-type="string">
            <text:p>HPS_BANK4_17</text:p>
          </table:table-cell>
          <table:covered-table-cell table:style-name="ce53"/>
          <table:table-cell table:style-name="ce40" office:value-type="string" table:number-columns-spanned="1" table:number-rows-spanned="2">
            <text:p>UART0</text:p>
          </table:table-cell>
          <table:table-cell table:style-name="ce83" office:value-type="string" table:number-columns-spanned="1" table:number-rows-spanned="2">
            <text:p>CAN0</text:p>
          </table:table-cell>
          <table:table-cell table:style-name="ce61" office:value-type="string">
            <text:p>GPIO68</text:p>
          </table:table-cell>
          <table:table-cell table:number-columns-repeated="1008"/>
        </table:table-row>
        <table:table-row table:style-name="ro1">
          <table:table-cell table:style-name="ce17"/>
          <table:table-cell office:value-type="string">
            <text:p>IP unavailble due to device</text:p>
          </table:table-cell>
          <table:table-cell table:style-name="ce29" table:number-columns-repeated="2"/>
          <table:table-cell table:style-name="ce33"/>
          <table:table-cell table:style-name="ce39" office:value-type="string">
            <text:p>HPS_BANK2_2</text:p>
          </table:table-cell>
          <table:covered-table-cell table:number-columns-repeated="2" table:style-name="ce41"/>
          <table:covered-table-cell table:style-name="ce50"/>
          <table:table-cell table:style-name="ce61" office:value-type="string">
            <text:p>GPIO16</text:p>
          </table:table-cell>
          <table:table-cell table:style-name="ce33"/>
          <table:table-cell table:style-name="ce65" office:value-type="string">
            <text:p>HPS_BANK4_18</text:p>
          </table:table-cell>
          <table:covered-table-cell table:style-name="ce54"/>
          <table:covered-table-cell table:style-name="ce41"/>
          <table:covered-table-cell table:style-name="ce84"/>
          <table:table-cell table:style-name="ce61" office:value-type="string">
            <text:p>GPIO69</text:p>
          </table:table-cell>
          <table:table-cell table:number-columns-repeated="1008"/>
        </table:table-row>
        <table:table-row table:style-name="ro1">
          <table:table-cell table:style-name="ce18"/>
          <table:table-cell office:value-type="string">
            <text:p>IP unable to be routed (showing conflicts)</text:p>
          </table:table-cell>
          <table:table-cell table:style-name="ce32"/>
          <table:table-cell table:style-name="ce29"/>
          <table:table-cell table:style-name="ce33"/>
          <table:table-cell table:style-name="ce39" office:value-type="string">
            <text:p>HPS_BANK2_3</text:p>
          </table:table-cell>
          <table:covered-table-cell table:number-columns-repeated="2" table:style-name="ce41"/>
          <table:covered-table-cell table:style-name="ce50"/>
          <table:table-cell table:style-name="ce61" office:value-type="string">
            <text:p>GPIO17</text:p>
          </table:table-cell>
          <table:table-cell table:style-name="ce33"/>
          <table:table-cell table:style-name="ce65" office:value-type="string">
            <text:p>HPS_BANK4_19</text:p>
          </table:table-cell>
          <table:table-cell table:style-name="ce42" office:value-type="string" table:number-columns-spanned="1" table:number-rows-spanned="4">
            <text:p>SPIS1</text:p>
          </table:table-cell>
          <table:table-cell table:style-name="ce42" office:value-type="string" table:number-columns-spanned="1" table:number-rows-spanned="4">
            <text:p>SPIM1</text:p>
          </table:table-cell>
          <table:table-cell table:style-name="ce56"/>
          <table:table-cell table:style-name="ce85" office:value-type="string">
            <text:p>GPIO70</text:p>
          </table:table-cell>
          <table:table-cell table:number-columns-repeated="1008"/>
        </table:table-row>
        <table:table-row table:style-name="ro1">
          <table:table-cell table:style-name="ce19"/>
          <table:table-cell office:value-type="string">
            <text:p>IP unable to be routed (available on different device)</text:p>
          </table:table-cell>
          <table:table-cell table:style-name="ce32"/>
          <table:table-cell table:style-name="ce29"/>
          <table:table-cell table:style-name="ce33"/>
          <table:table-cell table:style-name="ce39" office:value-type="string">
            <text:p>HPS_BANK2_4</text:p>
          </table:table-cell>
          <table:covered-table-cell table:number-columns-repeated="2" table:style-name="ce41"/>
          <table:covered-table-cell table:style-name="ce51"/>
          <table:table-cell table:style-name="ce61" office:value-type="string">
            <text:p>GPIO18</text:p>
          </table:table-cell>
          <table:table-cell table:style-name="ce33"/>
          <table:table-cell table:style-name="ce65" office:value-type="string">
            <text:p>HPS_BANK4_20</text:p>
          </table:table-cell>
          <table:covered-table-cell table:number-columns-repeated="2" table:style-name="ce71"/>
          <table:table-cell table:style-name="ce56"/>
          <table:table-cell table:style-name="ce62" office:value-type="string">
            <text:p>GPIO59</text:p>
          </table:table-cell>
          <table:table-cell table:number-columns-repeated="1008"/>
        </table:table-row>
        <table:table-row table:style-name="ro1">
          <table:table-cell/>
          <table:table-cell table:style-name="ce29"/>
          <table:table-cell table:style-name="ce32"/>
          <table:table-cell table:style-name="ce29"/>
          <table:table-cell table:style-name="ce33"/>
          <table:table-cell table:style-name="ce39" office:value-type="string">
            <text:p>HPS_BANK2_5</text:p>
          </table:table-cell>
          <table:covered-table-cell table:number-columns-repeated="2" table:style-name="ce41"/>
          <table:table-cell table:style-name="ce55"/>
          <table:table-cell table:style-name="ce61" office:value-type="string">
            <text:p>GPIO19</text:p>
          </table:table-cell>
          <table:table-cell table:style-name="ce33"/>
          <table:table-cell table:style-name="ce65" office:value-type="string">
            <text:p>HPS_BANK4_21</text:p>
          </table:table-cell>
          <table:covered-table-cell table:number-columns-repeated="2" table:style-name="ce71"/>
          <table:table-cell table:style-name="ce56"/>
          <table:table-cell table:style-name="ce62" office:value-type="string">
            <text:p>GPIO60</text:p>
          </table:table-cell>
          <table:table-cell table:number-columns-repeated="1008"/>
        </table:table-row>
        <table:table-row table:style-name="ro1">
          <table:table-cell/>
          <table:table-cell table:style-name="ce29"/>
          <table:table-cell table:style-name="ce32"/>
          <table:table-cell table:style-name="ce29"/>
          <table:table-cell table:style-name="ce33"/>
          <table:table-cell table:style-name="ce39" office:value-type="string">
            <text:p>HPS_BANK2_6</text:p>
          </table:table-cell>
          <table:covered-table-cell table:number-columns-repeated="2" table:style-name="ce41"/>
          <table:table-cell table:style-name="ce44" office:value-type="string" table:number-columns-spanned="1" table:number-rows-spanned="2">
            <text:p>I2C_3</text:p>
          </table:table-cell>
          <table:table-cell table:style-name="ce61" office:value-type="string">
            <text:p>GPIO20</text:p>
          </table:table-cell>
          <table:table-cell table:style-name="ce33"/>
          <table:table-cell table:style-name="ce65" office:value-type="string">
            <text:p>HPS_BANK4_22</text:p>
          </table:table-cell>
          <table:covered-table-cell table:number-columns-repeated="2" table:style-name="ce72"/>
          <table:table-cell table:style-name="ce56"/>
          <table:table-cell table:style-name="ce62" office:value-type="string">
            <text:p>GPIO61</text:p>
          </table:table-cell>
          <table:table-cell table:number-columns-repeated="1008"/>
        </table:table-row>
        <table:table-row table:style-name="ro1">
          <table:table-cell/>
          <table:table-cell table:style-name="ce29"/>
          <table:table-cell table:style-name="ce32"/>
          <table:table-cell table:style-name="ce29"/>
          <table:table-cell table:style-name="ce33"/>
          <table:table-cell table:style-name="ce39" office:value-type="string">
            <text:p>HPS_BANK2_7</text:p>
          </table:table-cell>
          <table:covered-table-cell table:number-columns-repeated="2" table:style-name="ce41"/>
          <table:covered-table-cell table:style-name="ce54"/>
          <table:table-cell table:style-name="ce61" office:value-type="string">
            <text:p>GPIO21</text:p>
          </table:table-cell>
          <table:table-cell table:style-name="ce33"/>
          <table:table-cell table:style-name="ce65" office:value-type="string">
            <text:p>HPS_BANK4_23</text:p>
          </table:table-cell>
          <table:table-cell table:style-name="ce42" office:value-type="string" table:number-columns-spanned="1" table:number-rows-spanned="2">
            <text:p>UART1</text:p>
          </table:table-cell>
          <table:table-cell table:style-name="ce80" office:value-type="string">
            <text:p>SPIM1 SS1</text:p>
          </table:table-cell>
          <table:table-cell table:style-name="ce56"/>
          <table:table-cell table:style-name="ce62" office:value-type="string">
            <text:p>GPIO62</text:p>
          </table:table-cell>
          <table:table-cell table:number-columns-repeated="1008"/>
        </table:table-row>
        <table:table-row table:style-name="ro1">
          <table:table-cell/>
          <table:table-cell table:style-name="ce29"/>
          <table:table-cell table:style-name="ce32"/>
          <table:table-cell table:style-name="ce29"/>
          <table:table-cell table:style-name="ce33"/>
          <table:table-cell table:style-name="ce39" office:value-type="string">
            <text:p>HPS_BANK2_8</text:p>
          </table:table-cell>
          <table:covered-table-cell table:number-columns-repeated="2" table:style-name="ce41"/>
          <table:table-cell table:style-name="ce59" office:value-type="string" table:number-columns-spanned="1" table:number-rows-spanned="4">
            <text:p>USB1</text:p>
            <text:p>Data 4-7</text:p>
          </table:table-cell>
          <table:table-cell table:style-name="ce61" office:value-type="string">
            <text:p>GPIO22</text:p>
          </table:table-cell>
          <table:table-cell table:style-name="ce33"/>
          <table:table-cell table:style-name="ce65" office:value-type="string">
            <text:p>HPS_BANK4_24</text:p>
          </table:table-cell>
          <table:covered-table-cell table:style-name="ce72"/>
          <table:table-cell table:style-name="ce42" office:value-type="string" table:number-columns-spanned="1" table:number-rows-spanned="4">
            <text:p>SPIM0</text:p>
          </table:table-cell>
          <table:table-cell table:style-name="ce56"/>
          <table:table-cell table:style-name="ce62" office:value-type="string">
            <text:p>GPIO63</text:p>
          </table:table-cell>
          <table:table-cell table:number-columns-repeated="1008"/>
        </table:table-row>
        <table:table-row table:style-name="ro1">
          <table:table-cell/>
          <table:table-cell table:style-name="ce29"/>
          <table:table-cell table:style-name="ce32"/>
          <table:table-cell table:style-name="ce29"/>
          <table:table-cell table:style-name="ce33"/>
          <table:table-cell table:style-name="ce39" office:value-type="string">
            <text:p>HPS_BANK2_9</text:p>
          </table:table-cell>
          <table:covered-table-cell table:number-columns-repeated="2" table:style-name="ce41"/>
          <table:covered-table-cell table:style-name="ce50"/>
          <table:table-cell table:style-name="ce61" office:value-type="string">
            <text:p>GPIO23</text:p>
          </table:table-cell>
          <table:table-cell table:style-name="ce33"/>
          <table:table-cell table:style-name="ce65" office:value-type="string">
            <text:p>HPS_BANK4_25</text:p>
          </table:table-cell>
          <table:table-cell table:style-name="ce42" office:value-type="string" table:number-columns-spanned="1" table:number-rows-spanned="2">
            <text:p>I2C_1</text:p>
          </table:table-cell>
          <table:covered-table-cell table:style-name="ce43"/>
          <table:table-cell table:style-name="ce56"/>
          <table:table-cell table:style-name="ce62" office:value-type="string">
            <text:p>GPIO64</text:p>
          </table:table-cell>
          <table:table-cell table:number-columns-repeated="1008"/>
        </table:table-row>
        <table:table-row table:style-name="ro1">
          <table:table-cell/>
          <table:table-cell table:style-name="ce29"/>
          <table:table-cell table:style-name="ce32"/>
          <table:table-cell table:style-name="ce29"/>
          <table:table-cell table:style-name="ce33"/>
          <table:table-cell table:style-name="ce39" office:value-type="string">
            <text:p>HPS_BANK2_10</text:p>
          </table:table-cell>
          <table:covered-table-cell table:number-columns-repeated="2" table:style-name="ce41"/>
          <table:covered-table-cell table:style-name="ce50"/>
          <table:table-cell table:style-name="ce61" office:value-type="string">
            <text:p>GPIO24</text:p>
          </table:table-cell>
          <table:table-cell table:style-name="ce33"/>
          <table:table-cell table:style-name="ce65" office:value-type="string">
            <text:p>HPS_BANK4_26</text:p>
          </table:table-cell>
          <table:covered-table-cell table:style-name="ce72"/>
          <table:covered-table-cell table:style-name="ce43"/>
          <table:table-cell table:style-name="ce56"/>
          <table:table-cell table:style-name="ce62" office:value-type="string">
            <text:p>GPIO65</text:p>
          </table:table-cell>
          <table:table-cell table:number-columns-repeated="1008"/>
        </table:table-row>
        <table:table-row table:style-name="ro1">
          <table:table-cell/>
          <table:table-cell table:style-name="ce29"/>
          <table:table-cell table:style-name="ce32"/>
          <table:table-cell table:style-name="ce29"/>
          <table:table-cell table:style-name="ce33"/>
          <table:table-cell table:style-name="ce39" office:value-type="string">
            <text:p>HPS_BANK2_11</text:p>
          </table:table-cell>
          <table:covered-table-cell table:number-columns-repeated="2" table:style-name="ce41"/>
          <table:covered-table-cell table:style-name="ce51"/>
          <table:table-cell table:style-name="ce61" office:value-type="string">
            <text:p>GPIO25</text:p>
          </table:table-cell>
          <table:table-cell table:style-name="ce33"/>
          <table:table-cell table:style-name="ce65" office:value-type="string">
            <text:p>HPS_BANK4_27</text:p>
          </table:table-cell>
          <table:table-cell table:style-name="ce78"/>
          <table:covered-table-cell table:style-name="ce43"/>
          <table:table-cell table:style-name="ce56"/>
          <table:table-cell table:style-name="ce62" office:value-type="string">
            <text:p>GPIO66</text:p>
          </table:table-cell>
          <table:table-cell table:number-columns-repeated="1008"/>
        </table:table-row>
        <table:table-row table:style-name="ro1">
          <table:table-cell table:number-columns-repeated="2"/>
          <table:table-cell table:style-name="ce32"/>
          <table:table-cell table:style-name="ce29"/>
          <table:table-cell table:style-name="ce33"/>
          <table:table-cell table:style-name="ce39" office:value-type="string">
            <text:p>HPS_BANK2_12</text:p>
          </table:table-cell>
          <table:covered-table-cell table:number-columns-repeated="2" table:style-name="ce41"/>
          <table:table-cell table:style-name="ce33"/>
          <table:table-cell table:style-name="ce61" office:value-type="string">
            <text:p>GPIO26</text:p>
          </table:table-cell>
          <table:table-cell table:style-name="ce33"/>
          <table:table-cell table:style-name="ce65" office:value-type="string">
            <text:p>HPS_BANK4_28</text:p>
          </table:table-cell>
          <table:table-cell table:style-name="ce42" office:value-type="string" table:number-columns-spanned="1" table:number-rows-spanned="4">
            <text:p>SPIS0</text:p>
          </table:table-cell>
          <table:table-cell table:style-name="ce80" office:value-type="string">
            <text:p>SPIM0 SS1</text:p>
          </table:table-cell>
          <table:table-cell table:style-name="ce56"/>
          <table:table-cell table:style-name="ce62" office:value-type="string">
            <text:p>GPIO67</text:p>
          </table:table-cell>
          <table:table-cell table:number-columns-repeated="1008"/>
        </table:table-row>
        <table:table-row table:style-name="ro1">
          <table:table-cell table:number-columns-repeated="2"/>
          <table:table-cell table:style-name="ce32"/>
          <table:table-cell table:style-name="ce29"/>
          <table:table-cell table:style-name="ce33"/>
          <table:table-cell table:style-name="ce39" office:value-type="string">
            <text:p>HPS_BANK2_13</text:p>
          </table:table-cell>
          <table:covered-table-cell table:number-columns-repeated="2" table:style-name="ce41"/>
          <table:table-cell table:style-name="ce44" office:value-type="string">
            <text:p>QSPI SS2</text:p>
          </table:table-cell>
          <table:table-cell table:style-name="ce61" office:value-type="string">
            <text:p>GPIO27</text:p>
          </table:table-cell>
          <table:table-cell table:style-name="ce33"/>
          <table:table-cell table:style-name="ce65" office:value-type="string">
            <text:p>HPS_BANK4_29</text:p>
          </table:table-cell>
          <table:covered-table-cell table:style-name="ce71"/>
          <table:table-cell table:style-name="ce56" table:number-columns-repeated="2"/>
          <table:table-cell table:style-name="ce62" office:value-type="string">
            <text:p>GPIO68</text:p>
          </table:table-cell>
          <table:table-cell table:number-columns-repeated="1008"/>
        </table:table-row>
        <table:table-row table:style-name="ro1">
          <table:table-cell table:number-columns-repeated="2"/>
          <table:table-cell table:style-name="ce32"/>
          <table:table-cell table:style-name="ce29"/>
          <table:table-cell table:style-name="ce33"/>
          <table:table-cell table:style-name="ce39" office:value-type="string">
            <text:p>HPS_BANK2_14</text:p>
          </table:table-cell>
          <table:covered-table-cell table:style-name="ce41"/>
          <table:table-cell table:style-name="ce55"/>
          <table:table-cell table:style-name="ce60" office:value-type="string">
            <text:p>QSPI SS1</text:p>
          </table:table-cell>
          <table:table-cell table:style-name="ce61" office:value-type="string">
            <text:p>GPIO28</text:p>
          </table:table-cell>
          <table:table-cell table:style-name="ce33"/>
          <table:table-cell table:style-name="ce65" office:value-type="string">
            <text:p>HPS_BANK4_30</text:p>
          </table:table-cell>
          <table:covered-table-cell table:style-name="ce71"/>
          <table:table-cell table:style-name="ce56" table:number-columns-repeated="2"/>
          <table:table-cell table:style-name="ce62" office:value-type="string">
            <text:p>GPIO69</text:p>
          </table:table-cell>
          <table:table-cell table:number-columns-repeated="1008"/>
        </table:table-row>
        <table:table-row table:style-name="ro1">
          <table:table-cell table:number-columns-repeated="2"/>
          <table:table-cell table:style-name="ce32"/>
          <table:table-cell table:style-name="ce29"/>
          <table:table-cell table:style-name="ce33"/>
          <table:table-cell table:style-name="ce39" office:value-type="string">
            <text:p>HPS_BANK2_15</text:p>
          </table:table-cell>
          <table:table-cell table:style-name="ce45" office:value-type="string" table:number-columns-spanned="1" table:number-rows-spanned="6">
            <text:p>QSPI</text:p>
            <text:p>Control</text:p>
            <text:p>&amp; SS0</text:p>
            <text:p/>
          </table:table-cell>
          <table:table-cell table:style-name="ce57"/>
          <table:table-cell table:style-name="ce45" office:value-type="string" table:number-columns-spanned="1" table:number-rows-spanned="4">
            <text:p>USB1</text:p>
            <text:p>Control</text:p>
          </table:table-cell>
          <table:table-cell table:style-name="ce61" office:value-type="string">
            <text:p>GPIO29</text:p>
          </table:table-cell>
          <table:table-cell table:style-name="ce33"/>
          <table:table-cell table:style-name="ce65" office:value-type="string">
            <text:p>HPS_BANK4_31</text:p>
          </table:table-cell>
          <table:covered-table-cell table:style-name="ce72"/>
          <table:table-cell table:style-name="ce56" table:number-columns-repeated="2"/>
          <table:table-cell table:style-name="ce62" office:value-type="string">
            <text:p>GPIO70</text:p>
          </table:table-cell>
          <table:table-cell table:number-columns-repeated="1008"/>
        </table:table-row>
        <table:table-row table:style-name="ro1">
          <table:table-cell table:number-columns-repeated="2"/>
          <table:table-cell table:style-name="ce32"/>
          <table:table-cell table:style-name="ce29"/>
          <table:table-cell table:style-name="ce33"/>
          <table:table-cell table:style-name="ce39" office:value-type="string">
            <text:p>HPS_BANK2_16</text:p>
          </table:table-cell>
          <table:covered-table-cell table:style-name="ce46"/>
          <table:table-cell table:style-name="ce57"/>
          <table:covered-table-cell table:style-name="ce53"/>
          <table:table-cell table:style-name="ce61" office:value-type="string">
            <text:p>GPIO30</text:p>
          </table:table-cell>
          <table:table-cell table:style-name="ce33" table:number-columns-repeated="6"/>
          <table:table-cell table:number-columns-repeated="1008"/>
        </table:table-row>
        <table:table-row table:style-name="ro1">
          <table:table-cell table:number-columns-repeated="2"/>
          <table:table-cell table:style-name="ce29" table:number-columns-repeated="2"/>
          <table:table-cell table:style-name="ce33"/>
          <table:table-cell table:style-name="ce39" office:value-type="string">
            <text:p>HPS_BANK2_17</text:p>
          </table:table-cell>
          <table:covered-table-cell table:style-name="ce46"/>
          <table:table-cell table:style-name="ce57"/>
          <table:covered-table-cell table:style-name="ce53"/>
          <table:table-cell table:style-name="ce61" office:value-type="string">
            <text:p>GPIO31</text:p>
          </table:table-cell>
          <table:table-cell table:style-name="ce33" table:number-columns-repeated="6"/>
          <table:table-cell table:number-columns-repeated="1008"/>
        </table:table-row>
        <table:table-row table:style-name="ro1">
          <table:table-cell table:number-columns-repeated="2"/>
          <table:table-cell table:style-name="ce29" table:number-columns-repeated="2"/>
          <table:table-cell table:style-name="ce33"/>
          <table:table-cell table:style-name="ce39" office:value-type="string">
            <text:p>HPS_BANK2_18</text:p>
          </table:table-cell>
          <table:covered-table-cell table:style-name="ce46"/>
          <table:table-cell table:style-name="ce57"/>
          <table:covered-table-cell table:style-name="ce54"/>
          <table:table-cell table:style-name="ce61" office:value-type="string">
            <text:p>GPIO32</text:p>
          </table:table-cell>
          <table:table-cell table:style-name="ce33" table:number-columns-repeated="6"/>
          <table:table-cell table:number-columns-repeated="1008"/>
        </table:table-row>
        <table:table-row table:style-name="ro1">
          <table:table-cell/>
          <table:table-cell table:style-name="ce29" table:number-columns-repeated="3"/>
          <table:table-cell table:style-name="ce33"/>
          <table:table-cell table:style-name="ce39" office:value-type="string">
            <text:p>HPS_BANK2_19</text:p>
          </table:table-cell>
          <table:covered-table-cell table:style-name="ce46"/>
          <table:table-cell table:style-name="ce57" table:number-columns-repeated="2"/>
          <table:table-cell table:style-name="ce61" office:value-type="string">
            <text:p>GPIO33</text:p>
          </table:table-cell>
          <table:table-cell table:style-name="ce33" table:number-columns-repeated="6"/>
          <table:table-cell table:number-columns-repeated="1008"/>
        </table:table-row>
        <table:table-row table:style-name="ro1">
          <table:table-cell table:number-columns-repeated="3"/>
          <table:table-cell table:style-name="ce33" table:number-columns-repeated="2"/>
          <table:table-cell table:style-name="ce39" office:value-type="string">
            <text:p>HPS_BANK2_20</text:p>
          </table:table-cell>
          <table:covered-table-cell table:style-name="ce47"/>
          <table:table-cell table:style-name="ce57" table:number-columns-repeated="2"/>
          <table:table-cell table:style-name="ce61" office:value-type="string">
            <text:p>GPIO34</text:p>
          </table:table-cell>
          <table:table-cell table:style-name="ce33" table:number-columns-repeated="6"/>
          <table:table-cell table:number-columns-repeated="1008"/>
        </table:table-row>
        <table:table-row table:style-name="ro1">
          <table:table-cell table:number-columns-repeated="3"/>
          <table:table-cell table:style-name="ce33" table:number-columns-repeated="2"/>
          <table:table-cell table:style-name="ce39" office:value-type="string">
            <text:p>HPS_BANK2_21</text:p>
          </table:table-cell>
          <table:table-cell table:style-name="ce48" office:value-type="string">
            <text:p>QSPI SS1</text:p>
          </table:table-cell>
          <table:table-cell table:style-name="ce57" table:number-columns-repeated="2"/>
          <table:table-cell table:style-name="ce63" office:value-type="string">
            <text:p>GPIO35</text:p>
          </table:table-cell>
          <table:table-cell table:style-name="ce33" table:number-columns-repeated="6"/>
          <table:table-cell table:number-columns-repeated="1008"/>
        </table:table-row>
        <table:table-row table:style-name="ro1">
          <table:table-cell table:number-columns-repeated="3"/>
          <table:table-cell table:style-name="ce33" table:number-columns-repeated="2"/>
          <table:table-cell/>
          <table:table-cell table:style-name="ce33" table:number-columns-repeated="5"/>
          <table:table-cell table:style-name="ce11" table:number-columns-repeated="3"/>
          <table:table-cell table:number-columns-repeated="1010"/>
        </table:table-row>
        <table:table-row table:style-name="ro2">
          <table:table-cell table:style-name="ce20" office:value-type="string" table:number-columns-spanned="16" table:number-rows-spanned="19">
            <text:p>The HPS Pin Muxing Spreadsheet results are based on preliminary device information. Results obtained while using this spreadsheet are considered preliminary. The actual HPS pin routing capabilities should be verified using the Quartus II tools.</text:p>
            <text:p/>
            <text:p>PLEASE REVIEW THE FOLLOWING TERMS AND CONDITIONS CAREFULLY BEFORE USING THE HPS PIN MUXING SPREADSHEET PROGRAM ("PROGRAM") PROVIDED TO YOU. BY USING THIS PROGRAM, YOU INDICATE YOUR ACCEPTANCE OF SUCH TERMS AND CONDITIONS, WHICH CONSTITUTE THE LICENSE AGREEMENT ("AGREEMENT") BETWEEN YOU AND ALTERA CORPORATION ("ALTERA"). IF YOU DO NOT AGREE WITH ANY OF THESE TERMS AND CONDITIONS, DO NOT DOWNLOAD, COPY, INSTALL, OR USE THIS PROGRAM.</text:p>
            <text:p/>
            <text:p>1. Subject to the terms and conditions of this Agreement, Altera grants to you a license to use this Program to estimate the pin routing capablities of an Altera® programmable logic device-based design. You may not use this Program for any other purpose.</text:p>
            <text:p>2. Altera does not guarantee or imply the reliability, serviceability, or function of this Program or other items provided as part of this Program. The files contained herein are provided 'AS IS'. ALTERA DISCLAIMS ALL WARRANTIES, EXPRESS OR IMPLIED, INCLUDING THE IMPLIED WARRANTIES OF MERCHANTABILITY AND FITNESS FOR A PARTICULAR PURPOSE. <text:s/></text:p>
            <text:p>3. In no event shall the aggregate liability of Altera relating to this Agreement or the subject matter hereof under any legal theory (whether in tort, contract, or otherwise), exceed One US Dollar (US$1.00). In no event shall Altera be liable for any lost revenue, lost profits, or other consequential, indirect, or special damages caused by your use of this Program even if advised of the possibility of such damages. <text:s/></text:p>
            <text:p>4. This Agreement shall be governed by the laws of the State of California, without regard to conflict of law or choice of law principles. You agree to submit to the exclusive jurisdiction of the courts in the County of Santa Clara, State of California for the resolution of any dispute or claim arising out of or relating to this Agreement. The parties hereby agree that the party who is not the substantially prevailing party with respect to a dispute, claim, or controversy relating to this Agreement shall pay the costs actually incurred by the substantially prevailing party in relation to such dispute, claim, or controversy, including attorneys' fees.</text:p>
            <text:p/>
            <text:p>BY DOWNLOADING OR USING THIS PROGRAM, YOU ACKNOWLEDGE THAT YOU HAVE READ THIS AGREEMENT, UNDERSTAND IT, AND AGREE TO BE BOUND BY ITS TERMS AND CONDITIONS. YOU AND ALTERA FURTHER AGREE THAT IT IS THE COMPLETE AND EXCLUSIVE STATEMENT OF THE AGREEMENT BETWEEN YOU AND ALTERA, WHICH SUPERSEDES ANY PROPOSAL OR PRIOR AGREEMENT, ORAL OR WRITTEN, AND ANY OTHER COMMUNICATIONS BETWEEN YOU AND ALTERA RELATING TO THE SUBJECT MATTER OF THIS AGREEMENT.</text:p>
            <text:p/>
            <text:p>HPS Pin Muxing Spreadsheet License Agreement © 2011 Altera Corporation. All rights reserved.</text:p>
          </table:table-cell>
          <table:covered-table-cell table:number-columns-repeated="15" table:style-name="ce30"/>
          <table:table-cell table:number-columns-repeated="1008"/>
        </table:table-row>
        <table:table-row table:style-name="ro2">
          <table:covered-table-cell table:style-name="ce20"/>
          <table:covered-table-cell table:number-columns-repeated="15" table:style-name="ce30"/>
          <table:table-cell table:number-columns-repeated="1008"/>
        </table:table-row>
        <table:table-row table:style-name="ro1">
          <table:covered-table-cell table:style-name="ce20"/>
          <table:covered-table-cell table:number-columns-repeated="15" table:style-name="ce30"/>
          <table:table-cell table:number-columns-repeated="1008"/>
        </table:table-row>
        <table:table-row table:style-name="ro2">
          <table:covered-table-cell table:style-name="ce20"/>
          <table:covered-table-cell table:number-columns-repeated="15" table:style-name="ce30"/>
          <table:table-cell table:number-columns-repeated="1008"/>
        </table:table-row>
        <table:table-row table:style-name="ro2">
          <table:covered-table-cell table:style-name="ce20"/>
          <table:covered-table-cell table:number-columns-repeated="15" table:style-name="ce30"/>
          <table:table-cell table:number-columns-repeated="1008"/>
        </table:table-row>
        <table:table-row table:style-name="ro2">
          <table:covered-table-cell table:style-name="ce20"/>
          <table:covered-table-cell table:number-columns-repeated="15" table:style-name="ce30"/>
          <table:table-cell table:number-columns-repeated="1008"/>
        </table:table-row>
        <table:table-row table:style-name="ro1">
          <table:covered-table-cell table:style-name="ce20"/>
          <table:covered-table-cell table:number-columns-repeated="15" table:style-name="ce30"/>
          <table:table-cell table:number-columns-repeated="1008"/>
        </table:table-row>
        <table:table-row table:style-name="ro2">
          <table:covered-table-cell table:style-name="ce20"/>
          <table:covered-table-cell table:number-columns-repeated="15" table:style-name="ce30"/>
          <table:table-cell table:number-columns-repeated="1008"/>
        </table:table-row>
        <table:table-row table:style-name="ro2">
          <table:covered-table-cell table:style-name="ce20"/>
          <table:covered-table-cell table:number-columns-repeated="15" table:style-name="ce30"/>
          <table:table-cell table:number-columns-repeated="1008"/>
        </table:table-row>
        <table:table-row table:style-name="ro2">
          <table:covered-table-cell table:style-name="ce20"/>
          <table:covered-table-cell table:number-columns-repeated="15" table:style-name="ce30"/>
          <table:table-cell table:number-columns-repeated="1008"/>
        </table:table-row>
        <table:table-row table:style-name="ro2">
          <table:covered-table-cell table:style-name="ce20"/>
          <table:covered-table-cell table:number-columns-repeated="15" table:style-name="ce30"/>
          <table:table-cell table:number-columns-repeated="1008"/>
        </table:table-row>
        <table:table-row table:style-name="ro2">
          <table:covered-table-cell table:style-name="ce20"/>
          <table:covered-table-cell table:number-columns-repeated="15" table:style-name="ce30"/>
          <table:table-cell table:number-columns-repeated="1008"/>
        </table:table-row>
        <table:table-row table:style-name="ro2">
          <table:covered-table-cell table:style-name="ce20"/>
          <table:covered-table-cell table:number-columns-repeated="15" table:style-name="ce30"/>
          <table:table-cell table:number-columns-repeated="1008"/>
        </table:table-row>
        <table:table-row table:style-name="ro2">
          <table:covered-table-cell table:style-name="ce20"/>
          <table:covered-table-cell table:number-columns-repeated="15" table:style-name="ce30"/>
          <table:table-cell table:number-columns-repeated="1008"/>
        </table:table-row>
        <table:table-row table:style-name="ro2">
          <table:covered-table-cell table:style-name="ce20"/>
          <table:covered-table-cell table:number-columns-repeated="15" table:style-name="ce30"/>
          <table:table-cell table:number-columns-repeated="1008"/>
        </table:table-row>
        <table:table-row table:style-name="ro2">
          <table:covered-table-cell table:style-name="ce20"/>
          <table:covered-table-cell table:number-columns-repeated="15" table:style-name="ce30"/>
          <table:table-cell table:number-columns-repeated="1008"/>
        </table:table-row>
        <table:table-row table:style-name="ro2">
          <table:covered-table-cell table:style-name="ce20"/>
          <table:covered-table-cell table:number-columns-repeated="15" table:style-name="ce30"/>
          <table:table-cell table:number-columns-repeated="1008"/>
        </table:table-row>
        <table:table-row table:style-name="ro2">
          <table:covered-table-cell table:style-name="ce20"/>
          <table:covered-table-cell table:number-columns-repeated="15" table:style-name="ce30"/>
          <table:table-cell table:number-columns-repeated="1008"/>
        </table:table-row>
        <table:table-row table:style-name="ro2">
          <table:covered-table-cell table:style-name="ce20"/>
          <table:covered-table-cell table:number-columns-repeated="15" table:style-name="ce30"/>
          <table:table-cell table:number-columns-repeated="1008"/>
        </table:table-row>
        <table:table-row table:style-name="ro1" table:number-rows-repeated="18">
          <table:table-cell table:number-columns-repeated="3"/>
          <table:table-cell table:style-name="ce33" table:number-columns-repeated="9"/>
          <table:table-cell table:number-columns-repeated="1012"/>
        </table:table-row>
        <table:table-row table:style-name="ro1" table:number-rows-repeated="6">
          <table:table-cell table:number-columns-repeated="5"/>
          <table:table-cell table:style-name="ce33" table:number-columns-repeated="7"/>
          <table:table-cell table:number-columns-repeated="1012"/>
        </table:table-row>
        <table:table-row table:style-name="ro1" table:number-rows-repeated="1048478">
          <table:table-cell table:number-columns-repeated="1024"/>
        </table:table-row>
        <table:table-row table:style-name="ro1">
          <table:table-cell table:number-columns-repeated="1024"/>
        </table:table-row>
      </table:table>
      <table:table table:name="Instructions" table:style-name="ta2">
        <table:table-column table:style-name="co9" table:default-cell-style-name="Default"/>
        <table:table-column table:style-name="co10" table:default-cell-style-name="Default"/>
        <table:table-column table:style-name="co8" table:number-columns-repeated="1022" table:default-cell-style-name="Default"/>
        <table:table-row table:style-name="ro3">
          <table:table-cell table:style-name="ce73" office:value-type="string">
            <text:p>Overview</text:p>
          </table:table-cell>
          <table:table-cell table:style-name="ce73" office:value-type="string">
            <text:p>This spreadsheet is to be used to help determine whether a certain configuration of peripherals can be routed to the HPS dedicated pins. <text:s/></text:p>
            <text:p/>
            <text:p>The spreadsheet shows which peripheral can use which group of pins. <text:s/>For peripherals which can be routed to multiple locations, i.e. EMAC1, the peripheral can only be placed once even though there are mulitple cells labeled EMAC1.</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73" office:value-type="string">
            <text:p>Usage</text:p>
          </table:table-cell>
          <table:table-cell table:style-name="ce73" office:value-type="string">
            <text:p>1. Ensure macros are enabled. <text:s/></text:p>
          </table:table-cell>
          <table:table-cell table:number-columns-repeated="1022"/>
        </table:table-row>
        <table:table-row table:style-name="ro4">
          <table:table-cell table:style-name="ce73"/>
          <table:table-cell table:style-name="ce73" office:value-type="string">
            <text:p>2. Select Device. This will show you what pins are available and what peripherals can be routed. </text:p>
          </table:table-cell>
          <table:table-cell table:number-columns-repeated="1022"/>
        </table:table-row>
        <table:table-row table:style-name="ro5">
          <table:table-cell table:style-name="ce73"/>
          <table:table-cell table:style-name="ce73" office:value-type="string">
            <text:p>3. Choose Peripheral and Options. <text:s/>Use the "Select" column to select the number of each peripherals you want routed to HPS pins. <text:s/>Some peripheral have options which affect routing (such a data bus width), select these under the "Opt" column</text:p>
          </table:table-cell>
          <table:table-cell table:number-columns-repeated="1022"/>
        </table:table-row>
        <table:table-row table:style-name="ro6">
          <table:table-cell table:style-name="ce73"/>
          <table:table-cell table:style-name="ce73" office:value-type="string">
            <text:p>4. Route IP to Pins. <text:s/>This will attempt to place all the peripherals to HPS pins. <text:s/>The cell color will provide information on the placement.</text:p>
            <text:p/>
            <text:p>Green: Placed</text:p>
            <text:p>Red: Unable to place, dut to another peripheral using the pins</text:p>
            <text:p>None: Peripheral/Pins not used</text:p>
            <text:p>Grey/Black: Peripheral unabled to be place here. <text:s/>This is either due to another peripheral using the pins or not avaible on device</text:p>
          </table:table-cell>
          <table:table-cell table:number-columns-repeated="1022"/>
        </table:table-row>
        <table:table-row table:style-name="ro1">
          <table:table-cell table:style-name="ce73" table:number-columns-repeated="2"/>
          <table:table-cell table:number-columns-repeated="1022"/>
        </table:table-row>
        <table:table-row table:style-name="ro7">
          <table:table-cell table:style-name="ce73" office:value-type="string">
            <text:p>Routing</text:p>
          </table:table-cell>
          <table:table-cell table:style-name="ce73" office:value-type="string">
            <text:p>The placement is done on a priority routing scheme. <text:s/></text:p>
            <text:p/>
            <text:p>The IP to pins is routed in the following order:</text:p>
            <text:p>NAND</text:p>
            <text:p>SD/MMC</text:p>
            <text:p>QSPI</text:p>
            <text:p>TRACE</text:p>
            <text:p>USB</text:p>
            <text:p>EMAC</text:p>
            <text:p>TRACE data 4-7</text:p>
            <text:p>SDMMC data 4-7</text:p>
            <text:p>USB data 4-7</text:p>
            <text:p>SPI Slave</text:p>
            <text:p>SPI Master</text:p>
            <text:p>CAN</text:p>
            <text:p>UART</text:p>
            <text:p>I2C</text:p>
            <text:p/>
          </table:table-cell>
          <table:table-cell table:number-columns-repeated="1022"/>
        </table:table-row>
        <table:table-row table:style-name="ro1">
          <table:table-cell table:style-name="ce73" table:number-columns-repeated="2"/>
          <table:table-cell table:number-columns-repeated="1022"/>
        </table:table-row>
        <table:table-row table:style-name="ro5">
          <table:table-cell table:style-name="ce73" office:value-type="string">
            <text:p>Limitations</text:p>
          </table:table-cell>
          <table:table-cell table:style-name="ce73" office:value-type="string">
            <text:p>1. Care has been taken to cover most combinations, This means a false "no-fit" may be possible. <text:s/>However a false fit should never occur. <text:s/>You should be able to review the spreadsheet after placement and see if any errors have occurred.</text:p>
          </table:table-cell>
          <table:table-cell table:number-columns-repeated="1022"/>
        </table:table-row>
        <table:table-row table:style-name="ro4">
          <table:table-cell table:style-name="ce73"/>
          <table:table-cell table:style-name="ce73" office:value-type="string">
            <text:p>2. No placement of GPIO's. <text:s/>However, after fitting you should get a feeling of which pins are available for GPIO's from viewing the spreadsheet after placement.</text:p>
          </table:table-cell>
          <table:table-cell table:number-columns-repeated="1022"/>
        </table:table-row>
        <table:table-row table:style-name="ro5">
          <table:table-cell/>
          <table:table-cell table:style-name="ce74" office:value-type="string">
            <text:p>3. Routing to FPGA. <text:s/>With the exception of EMAC's this spreadsheet does not assume the ability to route peripherals to FPGA pins. <text:s/>If you are planning to route a peripheral to FPGA pins, do not select the peripheral.</text:p>
          </table:table-cell>
          <table:table-cell table:number-columns-repeated="1022"/>
        </table:table-row>
        <table:table-row table:style-name="ro4">
          <table:table-cell/>
          <table:table-cell table:style-name="ce73" office:value-type="string">
            <text:p>4. DDR &amp; Dedicated Pins. <text:s/>The spreadsheet doesn't show the DDR or Dedicated banks since other peripherals cannot be routed to these pins.</text:p>
          </table:table-cell>
          <table:table-cell table:number-columns-repeated="1022"/>
        </table:table-row>
        <table:table-row table:style-name="ro5">
          <table:table-cell/>
          <table:table-cell table:style-name="ce73" office:value-type="string">
            <text:p>5. The spreadsheet does not check for I/O voltages. <text:s/>It is up to the user to make sure all peripherals on a Bank can use the same VCCIO voltage for the require I/O standards.</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Version" table:style-name="ta3">
        <table:table-column table:style-name="co8" table:default-cell-style-name="Default"/>
        <table:table-column table:style-name="co11" table:default-cell-style-name="Default"/>
        <table:table-column table:style-name="co8" table:number-columns-repeated="1022" table:default-cell-style-name="Default"/>
        <table:table-row table:style-name="ro1">
          <table:table-cell table:number-columns-repeated="1024"/>
        </table:table-row>
        <table:table-row table:style-name="ro2">
          <table:table-cell table:number-columns-repeated="1024"/>
        </table:table-row>
        <table:table-row table:style-name="ro2">
          <table:table-cell table:style-name="ce75" office:value-type="string">
            <text:p>Version </text:p>
          </table:table-cell>
          <table:table-cell table:style-name="ce75" office:value-type="string">
            <text:p>Note</text:p>
          </table:table-cell>
          <table:table-cell table:number-columns-repeated="1022"/>
        </table:table-row>
        <table:table-row table:style-name="ro2">
          <table:table-cell table:style-name="ce76" office:value-type="string">
            <text:p>0.9</text:p>
          </table:table-cell>
          <table:table-cell table:style-name="ce77" office:value-type="string">
            <text:p>Initial Release</text:p>
          </table:table-cell>
          <table:table-cell table:number-columns-repeated="4"/>
          <table:table-cell table:style-name="ce26" table:number-columns-repeated="4"/>
          <table:table-cell table:number-columns-repeated="2"/>
          <table:table-cell table:style-name="ce26" table:number-columns-repeated="4"/>
          <table:table-cell table:number-columns-repeated="1008"/>
        </table:table-row>
        <table:table-row table:style-name="ro1" table:number-rows-repeated="43">
          <table:table-cell table:number-columns-repeated="6"/>
          <table:table-cell table:style-name="ce26" table:number-columns-repeated="4"/>
          <table:table-cell table:number-columns-repeated="2"/>
          <table:table-cell table:style-name="ce26" table:number-columns-repeated="4"/>
          <table:table-cell table:number-columns-repeated="1008"/>
        </table:table-row>
        <table:table-row table:style-name="ro1" table:number-rows-repeated="6">
          <table:table-cell table:number-columns-repeated="6"/>
          <table:table-cell table:style-name="ce26" table:number-columns-repeated="4"/>
          <table:table-cell table:number-columns-repeated="1014"/>
        </table:table-row>
        <table:table-row table:style-name="ro1" table:number-rows-repeated="1048522">
          <table:table-cell table:number-columns-repeated="1024"/>
        </table:table-row>
        <table:table-row table:style-name="ro1">
          <table:table-cell table:number-columns-repeated="1024"/>
        </table:table-row>
      </table:table>
      <table:named-expressions/>
      <table:database-ranges>
        <table:database-range table:name="Table1" table:target-range-address="Muxing.A7:Muxing.D18"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Arial" fo:font-size="10pt" fo:font-style="normal" fo:text-shadow="none" style:text-underline-style="none" fo:font-weight="normal" style:font-name-asian="WenQuanYi Micro Hei" style:font-size-asian="10pt" style:font-style-asian="normal" style:font-weight-asian="normal" style:font-name-complex="Lohit Hindi"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f__3f__26__3f__26__3f__2a__3f_" style:display-name="??&amp;?&amp;?*?"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 style:display-name="Normal 5"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Main" style:display-name="Normal_Main"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landscape" fo:margin-top="0.75in" fo:margin-bottom="0.75in" fo:margin-left="0.7in" fo:margin-right="0.7in" style:print-page-order="ttb" style:first-page-number="continue" style:scale-to-X="1" style:scale-to-Y="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Muxing" style:display-name="PageStyle_Muxing" style:page-layout-name="Mpm3">
      <style:header style:display="false"/>
      <style:header-left style:display="false"/>
      <style:footer style:display="false"/>
      <style:footer-left style:display="false"/>
    </style:master-page>
    <style:master-page style:name="PageStyle_5f_Instructions" style:display-name="PageStyle_Instructions" style:page-layout-name="Mpm4">
      <style:header style:display="false"/>
      <style:header-left style:display="false"/>
      <style:footer style:display="false"/>
      <style:footer-left style:display="false"/>
    </style:master-page>
    <style:master-page style:name="PageStyle_5f_Version" style:display-name="PageStyle_Versio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PS Pin Muxing Spreadsheet</dc:title>
    <meta:initial-creator>Chris Robinson</meta:initial-creator>
    <dc:creator>Timothy McPhillips</dc:creator>
    <meta:print-date>2011-12-27T18:38:46</meta:print-date>
    <meta:creation-date>2011-08-22T17:33:48</meta:creation-date>
    <dc:date>2014-01-09T01:09:08</dc:date>
    <meta:generator>LibreOffice/3.5$Linux_X86_64 LibreOffice_project/350m1$Build-2</meta:generator>
    <meta:editing-duration>P0D</meta:editing-duration>
    <meta:editing-cycles>2</meta:editing-cycles>
    <meta:document-statistic meta:table-count="3" meta:cell-count="328" meta:object-count="1"/>
    <meta:user-defined meta:name="AppVersion">12.0000</meta:user-defined>
    <meta:user-defined meta:name="Company">Altera Corporation</meta:user-defined>
    <meta:user-defined meta:name="ContentTypeId">0x010100EC07BF46CC5C41498F5AF69A4F1FBDE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ontentType" meta:value-type="string">Document</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Type IP_Block
    
    OnDevice As Boolean
    Used As Boolean
    Avail As Boolean
    Cell As String
    
End Type

Function Highlight_Cell(OnDevice As Boolean, Used As Boolean, Avail As Boolean, NoFit As Boolean, Cell As String)


    If (Not Avail And NoFit And Not OnDevice) Then
        Range(Cell).Interior.Color = RGB(128, 50, 50)
    ElseIf Not OnDevice Then
        Range(Cell).Interior.Color = RGB(50, 50, 50)
    ElseIf Used Then
        Range(Cell).Interior.Color = RGB(0, 255, 0)
    ElseIf (Not Avail And NoFit) Then
        Range(Cell).Interior.Color = RGB(255, 50, 50)
    ElseIf Not Avail Then
        Range(Cell).Interior.Color = RGB(200, 200, 200)
    Else
        Range(Cell).Interior.Color = RGB(255, 255, 255)
    End If

End Function

Function Init_IP(ByRef OnDevice As Boolean, ByRef Used As Boolean, ByRef Avail As Boolean, ByRef Cell As String, ByVal Location As String)

OnDevice = True
Avail = True
Used = False
Cell = Location

End Function


Sub Fit()

Dim Fit As Boolean
Fit = True

Dim NoFitMsg As String
NoFitMsg = "Unable to route the following IP to pins:"

Dim NAND_NoFit As Boolean
NAND_NoFit = False

Dim NAND As IP_Block
Init_IP NAND.OnDevice, NAND.Used, NAND.Avail, NAND.Cell, "G32"

Dim QSPI_NoFit As Boolean
QSPI_NoFit = False
Dim QSPI_SS1_NoFit As Boolean
QSPI_SS1_NoFit = False
Dim QSPI_SS2_NoFit As Boolean
QSPI_SS2_NoFit = False
Dim QSPI_SS3_NoFit As Boolean
QSPI_SS3_NoFit = False

Dim QSPI As IP_Block
Dim QSPI_SS1a As IP_Block
Dim QSPI_SS1b As IP_Block
Dim QSPI_SS2 As IP_Block
Dim QSPI_SS3 As IP_Block

Init_IP QSPI.OnDevice, QSPI.Used, QSPI.Avail, QSPI.Cell, "G47"
Init_IP QSPI_SS1a.OnDevice, QSPI_SS1a.Used, QSPI_SS1a.Avail, QSPI_SS1a.Cell, "G53"
Init_IP QSPI_SS1b.OnDevice, QSPI_SS1b.Used, QSPI_SS1b.Avail, QSPI_SS1b.Cell, "I46"
Init_IP QSPI_SS2.OnDevice, QSPI_SS2.Used, QSPI_SS2.Avail, QSPI_SS2.Cell, "I45"
Init_IP QSPI_SS3.OnDevice, QSPI_SS3.Used, QSPI_SS3.Avail, QSPI_SS3.Cell, "I32"


Dim SDMMC_NoFit As Boolean
SDMMC_NoFit = False
Dim SDMMC_4_7_NoFit As Boolean
SDMMC_4_7_NoFit = False

Dim SDMMC As IP_Block
Dim SDMMC_2nd_Cell As String
Dim SDMMC_4_7 As IP_Block

Init_IP SDMMC.OnDevice, SDMMC.Used, SDMMC.Avail, SDMMC.Cell, "M4"
SDMMC_2nd_Cell = "M12"
Init_IP SDMMC_4_7.OnDevice, SDMMC_4_7.Used, SDMMC_4_7.Avail, SDMMC_4_7.Cell, "M8"

Dim TRACE_NoFit As Boolean
TRACE_NoFit = False
Dim TRACE As IP_Block
Init_IP TRACE.OnDevice, TRACE.Used, TRACE.Avail, TRACE.Cell, "M16"

Dim TRACE_4_7_NoFit As Boolean
TRACE_4_7_NoFit = False
Dim TRACE_4_7 As IP_Block
Init_IP TRACE_4_7.OnDevice, TRACE_4_7.Used, TRACE_4_7.Avail, TRACE_4_7.Cell, "M21"

Dim USB_NoFit As Boolean
USB_NoFit = False

Dim USB0_4_7_NoFit As Boolean
USB0_4_7_NoFit = False

Dim USB1a_4_7_NoFit As Boolean
USB1a_4_7_NoFit = False

Dim USB1b_4_7_NoFit As Boolean
USB1b_4_7_NoFit = False

Dim USB1_Used As Boolean
USB1_Used = False

Dim USB0 As IP_Block
Dim USB0_2nd_Cell As String
Dim USB0_4_7 As IP_Block

Dim USB1a As IP_Block
Dim USB1a_2nd_Cell As String
Dim USB1a_4_7 As IP_Block

Dim USB1b As IP_Block
Dim USB1b_2nd_Cell As String
Dim USB1b_4_7 As IP_Block

Init_IP USB0.OnDevice, USB0.Used, USB0.Avail, USB0.Cell, "N4"
USB0_2nd_Cell = "N12"
Init_IP USB0_4_7.OnDevice, USB0_4_7.Used, USB0_4_7.Avail, USB0_4_7.Cell, "N8"

Init_IP USB1a.OnDevice, USB1a.Used, USB1a.Avail, USB1a.Cell, "I33"
USB1a_2nd_Cell = "I47"
Init_IP USB1a_4_7.OnDevice, USB1a_4_7.Used, USB1a_4_7.Avail, USB1a_4_7.Cell, "I40"

Init_IP USB1b.OnDevice, USB1b.Used, USB1b.Avail, USB1b.Cell, "H5"
USB1b_2nd_Cell = "H14"
Init_IP USB1b_4_7.OnDevice, USB1b_4_7.Used, USB1b_4_7.Avail, USB1b_4_7.Cell, "H9"

Dim EMAC_NoFit As Boolean
EMAC_NoFit = False

Dim EMAC1_Used As Boolean
EMAC1_Used = False

Dim EMAC0 As IP_Block
Dim EMAC1a As IP_Block
Dim EMAC1b As IP_Block

Init_IP EMAC0.OnDevice, EMAC0.Used, EMAC0.Avail, EMAC0.Cell, "G4"
Init_IP EMAC1a.OnDevice, EMAC1a.Used, EMAC1a.Avail, EMAC1a.Cell, "H32"
Init_IP EMAC1b.OnDevice, EMAC1b.Used, EMAC1b.Avail, EMAC1b.Cell, "G18"

Dim SPIM_NoFit As Boolean
SPIM_NoFit = False

Dim SPIM0_Used As Boolean
Dim SPIM1_Used As Boolean

SPIM0_Used = False
SPIM1_Used = False

Dim SPIM0a As IP_Block
Dim SPIM0b As IP_Block
Dim SPIM0c As IP_Block

Init_IP SPIM0a.OnDevice, SPIM0a.Used, SPIM0a.Avail, SPIM0a.Cell, "M25"
Init_IP SPIM0b.OnDevice, SPIM0b.Used, SPIM0b.Avail, SPIM0b.Cell, "N40"
Init_IP SPIM0c.OnDevice, SPIM0c.Used, SPIM0c.Avail, SPIM0c.Cell, "H24"

Dim SPIM1a As IP_Block
Dim SPIM1b As IP_Block
Dim SPIM1c As IP_Block

Init_IP SPIM1a.OnDevice, SPIM1a.Used, SPIM1a.Avail, SPIM1a.Cell, "M31"
Init_IP SPIM1b.OnDevice, SPIM1b.Used, SPIM1b.Avail, SPIM1b.Cell, "N35"
Init_IP SPIM1c.OnDevice, SPIM1c.Used, SPIM1c.Avail, SPIM1c.Cell, "H28"

Dim SPIM_SS_NoFit As Boolean
SPIM_SS_NoFit = False

Dim SPIM_SS0a As IP_Block
Dim SPIM_SS0b As IP_Block
Dim SPIM_SS1a As IP_Block
Dim SPIM_SS1b As IP_Block

Init_IP SPIM_SS0a.OnDevice, SPIM_SS0a.Used, SPIM_SS0a.Avail, SPIM_SS0a.Cell, "M29"
Init_IP SPIM_SS1a.OnDevice, SPIM_SS1a.Used, SPIM_SS1a.Avail, SPIM_SS1a.Cell, "M30"
Init_IP SPIM_SS0b.OnDevice, SPIM_SS0b.Used, SPIM_SS0b.Avail, SPIM_SS0b.Cell, "N44"
Init_IP SPIM_SS1b.OnDevice, SPIM_SS1b.Used, SPIM_SS1b.Avail, SPIM_SS1b.Cell, "N39"

Dim SPIS_NoFit As Boolean
SPIS_NoFit = False

Dim SPIS0_Used As Boolean
Dim SPIS1_Used As Boolean

SPIS0_Used = False
SPIS1_Used = False

Dim SPIS0a As IP_Block
Dim SPIS0b As IP_Block
Dim SPIS0c As IP_Block

Init_IP SPIS0a.OnDevice, SPIS0a.Used, SPIS0a.Avail, SPIS0a.Cell, "N17"
Init_IP SPIS0b.OnDevice, SPIS0b.Used, SPIS0b.Avail, SPIS0b.Cell, "M44"
Init_IP SPIS0c.OnDevice, SPIS0c.Used, SPIS0c.Avail, SPIS0c.Cell, "I24"

Dim SPIS1a As IP_Block
Dim SPIS1b As IP_Block
Dim SPIS1c As IP_Block

Init_IP SPIS1a.OnDevice, SPIS1a.Used, SPIS1a.Avail, SPIS1a.Cell, "N21"
Init_IP SPIS1b.OnDevice, SPIS1b.Used, SPIS1b.Avail, SPIS1b.Cell, "M35"
Init_IP SPIS1c.OnDevice, SPIS1c.Used, SPIS1c.Avail, SPIS1c.Cell, "I28"

Dim CAN_NoFit As Boolean
CAN_NoFit = False

Dim CAN0_Used As Boolean
Dim CAN1_Used As Boolean

CAN0_Used = False
CAN1_Used = False

Dim CAN0a As IP_Block
Dim CAN0b As IP_Block
Dim CAN1a As IP_Block
Dim CAN1b As IP_Block

Init_IP CAN0a.OnDevice, CAN0a.Used, CAN0a.Avail, CAN0a.Cell, "O33"
Init_IP CAN0b.OnDevice, CAN0b.Used, CAN0b.Avail, CAN0b.Cell, "O29"
Init_IP CAN1a.OnDevice, CAN1a.Used, CAN1a.Avail, CAN1a.Cell, "O27"
Init_IP CAN1b.OnDevice, CAN1b.Used, CAN1b.Avail, CAN1b.Cell, "O21"

Dim I2C_NoFit As Boolean
I2C_NoFit = False

Dim I2C0_Used As Boolean
Dim I2C1_Used As Boolean
Dim I2C2_Used As Boolean
Dim I2C3_Used As Boolean

I2C0_Used = False
I2C1_Used = False
I2C2_Used = False
I2C3_Used = False

Dim I2C0a As IP_Block
Dim I2C0b As IP_Block
Dim I2C1a As IP_Block
Dim I2C1b As IP_Block
Dim I2C1c As IP_Block
Dim I2C2 As IP_Block
Dim I2C3 As IP_Block

Init_IP I2C0a.OnDevice, I2C0a.Used, I2C0a.Avail, I2C0a.Cell, "O31"
Init_IP I2C0b.OnDevice, I2C0b.Used, I2C0b.Avail, I2C0b.Cell, "O23"
Init_IP I2C1a.OnDevice, I2C1a.Used, I2C1a.Avail, I2C1a.Cell, "O25"
Init_IP I2C1b.OnDevice, I2C1b.Used, I2C1b.Avail, I2C1b.Cell, "O19"
Init_IP I2C1c.OnDevice, I2C1c.Used, I2C1c.Avail, I2C1c.Cell, "M41"
Init_IP I2C2.OnDevice, I2C2.Used, I2C2.Avail, I2C2.Cell, "I10"
Init_IP I2C3.OnDevice, I2C3.Used, I2C3.Avail, I2C3.Cell, "I38"

Dim UART_NoFit As Boolean
UART_NoFit = False

Dim UART0_Used As Boolean
Dim UART1_Used As Boolean

UART0_Used = False
UART1_Used = False

Dim UART0a As IP_Block
Dim UART0b As IP_Block
Dim UART0c As IP_Block
Dim UART1a As IP_Block
Dim UART1b As IP_Block

Init_IP UART0a.OnDevice, UART0a.Used, UART0a.Avail, UART0a.Cell, "N29"
Init_IP UART0b.OnDevice, UART0b.Used, UART0b.Avail, UART0b.Cell, "N33"
Init_IP UART0c.OnDevice, UART0c.Used, UART0c.Avail, UART0c.Cell, "O17"
Init_IP UART1a.OnDevice, UART1a.Used, UART1a.Avail, UART1a.Cell, "N31"
Init_IP UART1b.OnDevice, UART1b.Used, UART1b.Avail, UART1b.Cell, "M39"

Dim UART0_CTS_RTS_NoFit As Boolean
UART0_CTS_RTS_NoFit = False

Dim UART1_CTS_RTS_NoFit As Boolean
UART1_CTS_RTS_NoFit = False

Dim UART0_CTS_RTS_Used As Boolean
Dim UART1_CTS_RTS_Used As Boolean

UART0_CTS_RTS_Used = False
UART1_CTS_RTS_Used = False

Dim UART0_CTS_RTS As IP_Block
Dim UART1_CTS_RTS As IP_Block

Init_IP UART0_CTS_RTS.OnDevice, UART0_CTS_RTS.Used, UART0_CTS_RTS.Avail, UART0_CTS_RTS.Cell, "N25"
Init_IP UART1_CTS_RTS.OnDevice, UART1_CTS_RTS.Used, UART1_CTS_RTS.Avail, UART1_CTS_RTS.Cell, "N27"

Device = Range("A4").Value

numNAND = Range("B8").Value
numQSPI = Range("B9").Value
numSDMMC = Range("B10").Value
numTRACE = Range("B11").Value
numEMACs = Range("B12").Value
numUSBs = Range("B13").Value
numSPIS = Range("B14").Value
numSPIM = Range("B15").Value
numUARTs = Range("B16").Value
numi2cs = Range("B17").Value
numCans = Range("B18").Value


numQSPIss = Range("D9").Value
sdmmcWidth = Range("D10").Value
traceWidth = Range("D11").Value
emac2fpga = Range("D12").Value
usbWidth = Range("D13").Value

numSPIMss = Range("D15").Value
uartCTS_RTS = Range("D16").Value


'Check Device and see what is available
    If Device = "CV SoC U484" Then
        QSPI_SS1a.OnDevice = False
        QSPI_SS1a.Avail = False
        
        SDMMC_4_7.OnDevice = False
        SDMMC_4_7.Avail = False
        USB0_4_7.OnDevice = False
        USB0_4_7.Avail = False
        
        TRACE_4_7.OnDevice = False
        TRACE_4_7.Avail = False
        SPIS1a.OnDevice = False
        SPIS1a.Avail = False
        CAN1b.OnDevice = False
        CAN1b.Avail = False
        I2C0b.OnDevice = False
        I2C0b.Avail = False
    End If
    
    If Device = "CV SoC U484" Or Device = "CV SoC F672/F896" Then
        EMAC1b.OnDevice = False
        EMAC1b.Avail = False
        SPIM0c.OnDevice = False
        SPIM0c.Avail = False
        SPIM1c.OnDevice = False
        SPIM1c.Avail = False
        SPIS0c.OnDevice = False
        SPIS0c.Avail = False
        SPIS1c.OnDevice = False
        SPIS1c.Avail = False
        
        SPIM0b.OnDevice = False
        SPIM0b.Avail = False
        SPIM1b.OnDevice = False
        SPIM1b.Avail = False
        SPIS0b.OnDevice = False
        SPIS0b.Avail = False
        SPIS1b.OnDevice = False
        SPIS1b.Avail = False
        UART1b.OnDevice = False
        UART1b.Avail = False
        I2C1c.OnDevice = False
        I2C1c.Avail = False
        SPIM_SS0b.OnDevice = False
        SPIM_SS0b.Avail = False
        SPIM_SS1b.OnDevice = False
        SPIM_SS1b.Avail = False
    Else
        'CAN not available on AV SoC
        CAN0a.OnDevice = False
        CAN0a.Avail = False
        CAN0b.OnDevice = False
        CAN0b.Avail = False
        CAN1a.OnDevice = False
        CAN1a.Avail = False
        CAN1b.OnDevice = False
        CAN1b.Avail = False
    End If
    

    If numNAND = 1 Then
        NAND.Used = True
        NAND.Avail = False
        'No Longer Available
        EMAC1a.Avail = False
        USB1a.Avail = False
        USB1a_4_7.Avail = False
        QSPI_SS1b.Avail = False
        QSPI_SS2.Avail = False
        QSPI_SS3.Avail = False
        I2C3.Avail = False
    End If
        

    If numSDMMC = 1 Then
        SDMMC.Used = True
        SDMMC.Avail = False
        'No Longer Available
        USB0.Avail = False
    End If
    
    If numQSPI = 1 Then
        QSPI.Used = True
        QSPI.Avail = False
        
        USB1a.Avail = False
        
        If numQSPIss &gt; 1 Then
            If QSPI_SS1a.Avail Then
                QSPI_SS1a.Used = True
                QSPI_SS1a.Avail = False
            ElseIf QSPI_SS1b.Avail Then
                QSPI_SS1b.Used = True
                QSPI_SS1b.Avail = False
                'No Longer Available
                NAND.Avail = False
            Else
                QSPI_SS1_NoFit = True
            End If
        End If

        If numQSPIss &gt; 2 Then
            If QSPI_SS2.Avail Then
                QSPI_SS2.Used = True
                QSPI_SS2.Avail = False
                'No Longer Available
                NAND.Avail = False
                EMAC1a.Avail = False
            Else
                QSPI_SS2_NoFit = True
            End If
        End If
        
        If numQSPIss &gt; 3 Then
            If QSPI_SS3.Avail Then
                QSPI_SS3.Used = True
                QSPI_SS3.Avail = False
                'No Longer Available
                NAND.Avail = False
                EMAC1a.Avail = False
            Else
                QSPI_SS3_NoFit = True
            End If
        End If
    End If
        
    If numTRACE = 1 Then
        TRACE.Used = True
        TRACE.Avail = False

        'No Longer Available
        SPIS0a.Avail = False
        UART0c.Avail = False
        I2C1b.Avail = False
    End If
    
    
    If numUSBs &gt; 0 Then
        If USB0.Avail Then
            USB0.Used = True
            USB0.Avail = False
            'No Longer Available
            SDMMC.Avail = False
        ElseIf USB1a.Avail Then
            USB1a.Used = True
            USB1a.Avail = False
            USB1_Used = True
            'No Longer Available
            EMAC1a.Avail = False
            NAND.Avail = False
            QSPI.Avail = False
        ElseIf USB1b.Avail Then
            USB1b.Used = True
            USB1b.Avail = False
            USB1_Used = True
            'No Longer Available
            EMAC0.Avail = False
        End If
    End If
    
    If numUSBs = 2 Then
        If USB1a.Avail And Not USB1_Used Then
            USB1a.Used = True
            USB1a.Avail = False
            USB1_Used = True
            'No Longer Available
            EMAC1a.Avail = False
            NAND.Avail = False
            QSPI.Avail = False
        ElseIf USB1b.Avail And Not USB1_Used Then
            USB1b.Used = True
            USB1b.Avail = False
            USB1_Used = True
            'No Longer Available
            EMAC0.Avail = False
        Else
            USB_NoFit = True
        End If
    End If
    
    If numEMACs &gt; 0 And emac2fpga = "No" Then
        If EMAC0.Avail Then
            EMAC0.Used = True
            EMAC0.Avail = False
            'No Longer Available
            USB1b.Avail = False
            USB1b_4_7.Avail = False
            I2C2.Avail = False
        ElseIf EMAC1a.Avail Then
            EMAC1a.Used = True
            EMAC1a.Avail = False
            EMAC1_Used = True
            'No Longer Available
            USB1a.Avail = False
            USB1a_4_7.Avail = False
            NAND.Avail = False
            I2C3.Avail = False
            QSPI_SS3.Avail = False
            QSPI_SS2.Avail = False
        ElseIf EMAC1b.Avail Then
            EMAC1b.Used = True
            EMAC1b.Avail = False
            EMAC1_Used = True
            'No Longer Available
            SPIS0c.Avail = False
            SPIS1c.Avail = False
            SPIM0c.Avail = False
            SPIM1c.Avail = False
        Else
            EMAC_NoFit = True
        End If
    End If
        
    If numEMACs = 2 And emac2fpga = "No" Then
        If EMAC1a.Avail And Not EMAC1_Used Then
            EMAC1a.Used = True
            EMAC1a.Avail = False
            EMAC1_Used = True
            'No Longer Available
            USB1a.Avail = False
            USB1a_4_7.Avail = False
            NAND.Avail = False
            I2C3.Avail = False
            QSPI_SS3.Avail = False
            QSPI_SS2.Avail = False
        ElseIf EMAC1b.Avail And Not EMAC1_Used Then
            EMAC1b.Used = True
            EMAC1b.Avail = False
            EMAC1_Used = True
            'No Longer Available
            SPIS0c.Avail = False
            SPIS1c.Avail = False
            SPIM0c.Avail = False
            SPIM1c.Avail = False
        Else
            EMAC_NoFit = True
        End If
    End If
    
    'Fit data bits 4-7 (TRACE SDMMC USB)
    If traceWidth = 8 And TRACE.Used Then
        If TRACE_4_7.Avail Then
            TRACE_4_7.Used = True
            TRACE_4_7.Avail = False
            '
            SPIS1a.Avail = False
            CAN1b.Avail = False
            I2C0b.Avail = False
        Else
            TRACE_4_7_NoFit = True
        End If
    End If
    
    If sdmmcWidth = 8 And SDMMC.Used Then
        If SDMMC_4_7.Avail Then
            SDMMC_4_7.Used = True
            SDMMC_4_7.Avail = False
            '
            USB0_4_7.Avail = False
        Else
            SDMMC_4_7_NoFit = True
        End If
    End If
    
    If usbWidth = 8 And USB0.Used Then
        If USB0_4_7.Avail Then
            USB0_4_7.Used = True
            USB0_4_7.Avail = False
            '
            SDMMC_4_7.Avail = False
        Else
            USB0_4_7_NoFit = True
        End If
    End If
    
    If usbWidth = 8 And USB1a.Used Then
        If USB1a_4_7.Avail Then
            USB1a_4_7.Used = True
            USB1a_4_7.Avail = False
        Else
            USB1a_4_7_NoFit = True
        End If
    End If
            
    If usbWidth = 8 And USB1b.Used Then
        If USB1b_4_7.Avail Then
            USB1b_4_7.Used = True
            USB1b_4_7.Avail = False
            '
            I2C2.Avail = False
        Else
            USB1b_4_7_NoFit = True
        End If
    End If
    
    If numSPIS &gt; 0 Then
        If SPIS0b.Avail Then
            SPIS0b.Used = True
            SPIS0b.Avail = False
            SPIS0_Used = True
            'No Longer Available
            SPIM_SS0b.Avail = False
        ElseIf SPIS1b.Avail Then
            SPIS1b.Used = True
            SPIS1b.Avail = False
            SPIS1_Used = True
            'No Longer Available
            SPIM1b.Avail = False
        ElseIf SPIS0c.Avail Then
            SPIS0c.Used = True
            SPIS0c.Avail = False
            SPIS0_Used = True
            'No Longer Available
            EMAC1b.Avail = False
            SPIM0c.Avail = False
        ElseIf SPIS1c.Avail Then
            SPIS1c.Used = True
            SPIS1c.Avail = False
            SPIS1_Used = True
            'No Longer Available
            EMAC1b.Avail = False
            SPIM1c.Avail = False
        ElseIf SPIS0a.Avail Then
            SPIS0a.Used = True
            SPIS0a.Avail = False
            SPIS0_Used = True
            'No Longer Available
            UART0c.Avail = False
            I2C1b.Avail = False
            TRACE.Avail = False
        ElseIf SPIS1a.Avail Then
            SPIS1a.Used = True
            SPIS1a.Avail = False
            SPIS1_Used = True
            'No Longer Available
            TRACE_4_7.Avail = False
            CAN1b.Avail = False
            I2C0b.Avail = False
        Else
            SPIS_NoFit = True
        End If
    End If
    
    If numSPIS = 2 Then
        If SPIS0b.Avail And Not SPIS0_Used Then
            SPIS0b.Used = True
            SPIS0b.Avail = False
            SPIS0_Used = True
            'No Longer Available
            SPIM_SS0b.Avail = False
        ElseIf SPIS1b.Avail And Not SPIS1_Used Then
            SPIS1b.Used = True
            SPIS1b.Avail = False
            SPIS1_Used = True
            'No Longer Available
            SPIM1b.Avail = False
        ElseIf SPIS1a.Avail And Not SPIS1_Used Then
            SPIS1a.Used = True
            SPIS1a.Avail = False
            SPIS1_Used = True
            'No Longer Available
            TRACE_4_7.Avail = False
            CAN1b.Avail = False
            I2C0b.Avail = False
        ElseIf SPIS0c.Avail And Not SPIS0_Used Then
            SPIS0c.Used = True
            SPIS0c.Avail = False
            SPIS0_Used = True
            'No Longer Available
            EMAC1b.Avail = False
            SPIM0c.Avail = False
        ElseIf SPIS0a.Avail And Not SPIS0_Used Then
            SPIS0a.Used = True
            SPIS0a.Avail = False
            SPIS0_Used = True
            'No Longer Available
            UART0c.Avail = False
            I2C1b.Avail = False
            TRACE.Avail = False
        ElseIf SPIS1c.Avail And Not SPIS1_Used Then
            SPIS1c.Used = True
            SPIS1c.Avail = False
            SPIS1_Used = True
            'No Longer Available
            EMAC1b.Avail = False
            SPIM1c.Avail = False
        Else
            SPIS_NoFit = True
        End If
    End If
    
' Decide whether to place SPIM1a before SPIM0a
Dim fitSPIM1a_First As Boolean

If Not TRACE.Used And uartCTS_RTS = "Yes" And numUARTs &gt; 0 And Not Device = "AV SoC" Then
    fitSPIM1a_First = True
ElseIf num12c &gt; 1 And numCans &gt; 0 And Not Device = "AV SoC" Then
    fitSPIM1a_First = True
Else
   fitSPIM1a_First = False
End If

'Decide whether to place SPIM0a and SPIM0b first
Dim fitSPIM0a_First As Boolean

'Depends on whether or not we need I2C 0/1
If uartCTS_RTS = "Yes" And numUARTs &gt; 0 Then
     fitSPIM0a_First = False
ElseIf I2C2.Avail And I2C3.Avail And numi2cs &gt; 2 Then
    fitSPIM0a_First = True
ElseIf I2C2.Avail Or I2C3.Avail And numi2cs &gt; 1 Then
    fitSPIM0a_First = True
ElseIf numi2cs &gt; 0 Then
    fitSPIM0a_First = True
Else
    fitSPIM0a_First = False
End If

    If numSPIM &gt; 0 Then
        If SPIM0c.Avail Then
            SPIM0c.Used = True
            SPIM0c.Avail = False
            SPIM0_Used = True
            'No Longer Available
            SPIS0c.Avail = False
            EMAC1b.Avail = False
        ElseIf SPIM1c.Avail Then
            SPIM1c.Used = True
            SPIM1c.Avail = False
            SPIM1_Used = True
            'No Longer Available
            SPIS1c.Avail = False
            EMAC1b.Avail = False
        ElseIf SPIM1b.Avail Then
            SPIM1b.Used = True
            SPIM1b.Avail = False
            SPIM1_Used = True
            'No Longer Available
            SPIS1b.Avail = False
        ElseIf SPIM1a.Avail And fitSPIM1a_First Then
            SPIM1a.Used = True
            SPIM1a.Avail = False
            SPIM1_Used = True
            'No Longer Available
            I2C0a.Avail = False
            CAN0a.Avail = False
            UART1a.Avail = False
            UART0b.Avail = False
        ElseIf SPIM0a.Avail And fitSPIM0a_First Then
            SPIM0a.Used = True
            SPIM0a.Avail = False
            SPIM0_Used = True
            'No Longer Available
            I2C1a.Avail = False
            CAN1a.Avail = False
            UART0_CTS_RTS.Avail = False
            UART1_CTS_RTS.Avail = False
        ElseIf SPIM0b.Avail Then
            SPIM0b.Used = True
            SPIM0b.Avail = False
            SPIM0_Used = True
            'No Longer Available
            UART1b.Avail = False
            I2C1c.Avail = False
        ElseIf SPIM1a.Avail Then
            SPIM1a.Used = True
            SPIM1a.Avail = False
            SPIM1_Used = True
            'No Longer Available
            I2C0a.Avail = False
            CAN0a.Avail = False
            UART1a.Avail = False
            UART0b.Avail = False
        ElseIf SPIM0a.Avail Then
            SPIM0a.Used = True
            SPIM0a.Avail = False
            SPIM0_Used = True
            'No Longer Available
            I2C1a.Avail = False
            CAN1a.Avail = False
            UART0_CTS_RTS.Avail = False
            UART1_CTS_RTS.Avail = False

        Else
            SPIM_NoFit = True
        End If
    End If
    
    If numSPIM = 2 Then
         If SPIM0c.Avail And Not SPIM0_Used Then
            SPIM0c.Used = True
            SPIM0c.Avail = False
            SPIM0_Used = True
            'No Longer Available
            SPIS0c.Avail = False
            EMAC1b.Avail = False
        ElseIf SPIM1c.Avail And Not SPIM1_Used Then
            SPIM1c.Used = True
            SPIM1c.Avail = False
            SPIM1_Used = True
            'No Longer Available
            SPIS1c.Avail = False
            EMAC1b.Avail = False
        ElseIf SPIM1b.Avail And Not SPIM1_Used Then
            SPIM1b.Used = True
            SPIM1b.Avail = False
            SPIM1_Used = True
            'No Longer Available
            SPIS1b.Avail = False
        ElseIf SPIM1a.Avail And fitSPIM1a_First And Not SPIM1_Used Then
            SPIM1a.Used = True
            SPIM1a.Avail = False
            SPIM1_Used = True
            'No Longer Available
            I2C0a.Avail = False
            CAN0a.Avail = False
            UART1a.Avail = False
            UART0b.Avail = False
        ElseIf SPIM0a.Avail And fitSPIM0a_First And Not SPIM0_Used Then
            SPIM0a.Used = True
            SPIM0a.Avail = False
            SPIM0_Used = True
            'No Longer Available
            I2C1a.Avail = False
            CAN1a.Avail = False
            UART0_CTS_RTS.Avail = False
            UART1_CTS_RTS.Avail = False
        ElseIf SPIM0b.Avail And Not SPIM0_Used Then
            SPIM0b.Used = True
            SPIM0b.Avail = False
            SPIM0_Used = True
            'No Longer Available
            UART1b.Avail = False
            I2C1c.Avail = False
        ElseIf SPIM0a.Avail And Not SPIM0_Used Then
            SPIM0a.Used = True
            SPIM0a.Avail = False
            SPIM0_Used = True
            'No Longer Available
            I2C1a.Avail = False
            CAN1a.Avail = False
            UART0_CTS_RTS.Avail = False
            UART1_CTS_RTS.Avail = False
        ElseIf SPIM1a.Avail And Not SPIM1_Used Then
            SPIM1a.Used = True
            SPIM1a.Avail = False
            SPIM1_Used = True
            'No Longer Available
            I2C0a.Avail = False
            CAN0a.Avail = False
            UART1a.Avail = False
            UART0b.Avail = False
        Else
            SPIM_NoFit = True
        End If
    End If
    
   'nofit only when using AV, since CAN is not available
    If numCans &gt; 0 Then
        If CAN1b.Avail Then
            CAN1b.Used = True
            CAN1b.Avail = False
            CAN1_Used = True
            'No longer available
            SPIS1a.Avail = False
            TRACE_4_7.Avail = False
        ElseIf CAN0a.Avail Then
            CAN0a.Used = True
            CAN0a.Avail = False
            CAN0_Used = True
            'No longer available
            SPIM1a.Avail = False
            UART0b.Avail = False
       ElseIf CAN1a.Avail Then
            CAN1a.Used = True
            CAN1a.Avail = False
            CAN1_Used = True
            'No longer available
            SPIS0a.Avail = False
            UART1_CTS_RTS.Avail = False
        ElseIf CAN0b.Avail Then
            CAN0b.Used = True
            CAN0b.Avail = False
            CAN0_Used = True
            'No longer available
            UART0a.Avail = False
            SPIM_SS0a.Avail = False
            SPIM_SS1a.Avail = False
        Else
            CAN_NoFit = True
        End If
    End If
        
    If numCans = 2 Then
        If CAN1b.Avail And Not CAN1_Used Then
            CAN1b.Used = True
            CAN1b.Avail = False
            CAN1_Used = True
            'No longer available
            SPIS1a.Avail = False
            TRACE_4_7.Avail = False
        ElseIf CAN0a.Avail And Not CAN0_Used Then
            CAN0a.Used = True
            CAN0a.Avail = False
            CAN0_Used = True
            'No longer available
            SPIM1a.Avail = False
            UART0b.Avail = False
       ElseIf CAN1a.Avail And Not CAN1_Used Then
            CAN1a.Used = True
            CAN1a.Avail = False
            CAN1_Used = True
            'No longer available
            SPIS0a.Avail = False
            UART1_CTS_RTS.Avail = False
        ElseIf CAN0b.Avail And Not CAN0_Used Then
            CAN0b.Used = True
            CAN0b.Avail = False
            CAN0_Used = True
            'No longer available
            UART0a.Avail = False
            SPIM_SS0a.Avail = False
            SPIM_SS1a.Avail = False
        Else
            CAN_NoFit = True
        End If
    End If
    
    If numUARTs &gt; 0 Then
        If UART1b.Avail Then
            UART1b.Used = True
            UART1b.Avail = False
            UART1_Used = True
            '
            SPIM0b.Avail = False
            SPIM_SS1b.Avail = False
        ElseIf UART0c.Avail Then
            UART0c.Used = True
            UART0c.Avail = False
            UART0_Used = True
            '
            SPIS0a.Avail = False
            TRACE.Avail = False
        ElseIf UART0b.Avail Then
            UART0b.Used = True
            UART0b.Avail = False
            UART0_Used = True
            '
            SPIM1a.Avail = False
            CAN0a.Avail = False
        ElseIf UART0a.Avail Then
            UART0a.Used = True
            UART0a.Avail = False
            UART0_Used = True
            '
            CAN0b.Avail = False
            SPIM_SS0a.Avail = False
            SPIM_SS1a.Avail = False
        ElseIf UART1a.Avail Then
            UART1a.Used = True
            UART1a.Avail = False
            UART1_Used = True
            '
            I2C0a.Avail = False
            SPIM1a.Avail = False
        Else
            UART_NoFit = True
        End If
    End If
    
    If numUARTs = 2 Then
        If UART1b.Avail And Not UART1_Used Then
            UART1b.Used = True
            UART1b.Avail = False
            UART1_Used = True
            '
            SPIM0b.Avail = False
            SPIM_SS1b.Avail = False
        ElseIf UART0c.Avail And Not UART0_Used Then
            UART0c.Used = True
            UART0c.Avail = False
            UART0_Used = True
            '
            SPIS0a.Avail = False
            TRACE.Avail = False
        ElseIf UART0b.Avail And Not UART0_Used Then
            UART0b.Used = True
            UART0b.Avail = False
            UART0_Used = True
            '
            SPIM1a.Avail = False
            CAN0a.Avail = False
        ElseIf UART1a.Avail And Not UART1_Used Then
            UART1a.Used = True
            UART1a.Avail = False
            UART1_Used = True
            '
            I2C0a.Avail = False
            SPIM1a.Avail = False
        ElseIf UART0a.Avail And Not UART0_Used Then
            UART0a.Used = True
            UART0a.Avail = False
            UART0_Used = True
            '
            CAN0b.Avail = False
            SPIM_SS0a.Avail = False
            SPIM_SS1a.Avail = False
        Else
            UART_NoFit = True
        End If
    End If
    
    If uartCTS_RTS = "Yes" And UART0_Used Then
        If UART0_CTS_RTS.Avail Then
            UART0_CTS_RTS.Used = True
            UART0_CTS_RTS.Avail = False
            I2C1a.Avail = False
            SPIM0a.Avail = False
        Else
            UART0_CTS_RTS_NoFit = True
        End If
    End If
    
    If uartCTS_RTS = "Yes" And UART1_Used Then
        If UART1_CTS_RTS.Avail Then
            UART1_CTS_RTS.Used = True
            UART1_CTS_RTS.Avail = False
            CAN1a.Avail = False
            SPIM0a.Avail = False
        Else
            UART1_CTS_RTS_NoFit = True
        End If
    End If
    
    If numi2cs &gt; 0 Then
        If I2C2.Avail Then
            I2C2.Used = True
            I2C2.Avail = False
            '
            EMAC0.Avail = False
            USB1b_4_7.Avail = False
        ElseIf I2C3.Avail Then
            I2C3.Used = True
            I2C3.Avail = False
            '
            EMAC1a.Avail = False
            NAND.Avail = False
        ElseIf I2C1c.Avail Then
            I2C1c.Used = True
            I2C1c.Avail = False
            I2C1_Used = True
            'no longer availabe
            SPIM0b.Avail = False
        ElseIf I2C1b.Avail Then
            I2C1b.Used = True
            I2C1b.Avail = False
            I2C1_Used = True
            '
            SPIS0a.Avail = False
            TRACE.Avail = False
        ElseIf I2C0b.Avail Then
            I2C0b.Used = True
            I2C0b.Avail = False
            I2C0_Used = True
            '
            TRACE_4_7.Avail = False
            SPIS1a.Avail = False
        ElseIf I2C1a.Avail Then
            I2C1a.Used = True
            I2C1a.Avail = False
            I2C1_Used = True
            '
            SPIM0a.Avail = False
            UART0_CTS_RTS.Avail = False
        ElseIf I2C0a.Avail Then
            I2C0a.Used = True
            I2C0a.Avail = False
            I2C0_Used = True
            '
            UART1a.Avail = False
            SPIM1a.Avail = False
        Else
            I2C_NoFit = True
        End If
    End If
    
    If numi2cs &gt; 1 Then
        If I2C2.Avail Then
            I2C2.Used = True
            I2C2.Avail = False
            '
            EMAC0.Avail = False
            USB1b_4_7.Avail = False
        ElseIf I2C3.Avail Then
            I2C3.Used = True
            I2C3.Avail = False
            '
            EMAC1a.Avail = False
            NAND.Avail = False
        ElseIf I2C1c.Avail And Not I2C1_Used Then
            I2C1c.Used = True
            I2C1c.Avail = False
            I2C1_Used = True
            'no longer availabe
            SPIM0b.Avail = False
        ElseIf I2C1b.Avail And Not I2C1_Used Then
            I2C1b.Used = True
            I2C1b.Avail = False
            I2C1_Used = True
            '
            SPIS0a.Avail = False
            TRACE.Avail = False
        ElseIf I2C0b.Avail And Not I2C0_Used Then
            I2C0b.Used = True
            I2C0b.Avail = False
            I2C0_Used = True
            '
            TRACE_4_7.Avail = False
            SPIS1a.Avail = False
        ElseIf I2C1a.Avail And Not I2C1_Used Then
            I2C1a.Used = True
            I2C1a.Avail = False
            I2C1_Used = True
            '
            SPIM0a.Avail = False
            'uart0_cts_rts.Avail = False
        ElseIf I2C0a.Avail And Not I2C0_Used Then
            I2C0a.Used = True
            I2C0a.Avail = False
            I2C0_Used = True
            '
            UART1a.Avail = False
            SPIM1a.Avail = False
        Else
            I2C_NoFit = True
        End If
    End If
    
    If numi2cs &gt; 2 Then
        If I2C2.Avail Then
            I2C2.Used = True
            I2C2.Avail = False
            '
            EMAC0.Avail = False
            USB1b_4_7.Avail = False
        ElseIf I2C3.Avail Then
            I2C3.Used = True
            I2C3.Avail = False
            '
            EMAC1a.Avail = False
            NAND.Avail = False
        ElseIf I2C1c.Avail And Not I2C1_Used Then
            I2C1c.Used = True
            I2C1c.Avail = False
            I2C1_Used = True
            'no longer availabe
            SPIM0b.Avail = False
        ElseIf I2C1b.Avail And Not I2C1_Used Then
            I2C1b.Used = True
            I2C1b.Avail = False
            I2C1_Used = True
            '
            SPIS0a.Avail = False
            TRACE.Avail = False
        ElseIf I2C0b.Avail And Not I2C0_Used Then
            I2C0b.Used = True
            I2C0b.Avail = False
            I2C0_Used = True
            '
            TRACE_4_7.Avail = False
            SPIS1a.Avail = False
        ElseIf I2C1a.Avail And Not I2C1_Used Then
            I2C1a.Used = True
            I2C1a.Avail = False
            I2C1_Used = True
            '
            SPIM0a.Avail = False
            UART0_CTS_RTS.Avail = False
        ElseIf I2C0a.Avail And Not I2C0_Used Then
            I2C0a.Used = True
            I2C0a.Avail = False
            I2C0_Used = True
            '
            UART1a.Avail = False
            SPIM1a.Avail = False
        Else
            I2C_NoFit = True
        End If
    End If
    
    If numi2cs &gt; 3 Then
        If I2C2.Avail Then
            I2C2.Used = True
            I2C2.Avail = False
            '
            EMAC0.Avail = False
            USB1b_4_7.Avail = False
        ElseIf I2C3.Avail Then
            I2C3.Used = True
            I2C3.Avail = False
            '
            EMAC1a.Avail = False
            NAND.Avail = False
        ElseIf I2C1c.Avail And Not I2C1_Used Then
            I2C1c.Used = True
            I2C1c.Avail = False
            I2C1_Used = True
            'no longer availabe
            SPIM0b.Avail = False
        ElseIf I2C1b.Avail And Not I2C1_Used Then
            I2C1b.Used = True
            I2C1b.Avail = False
            I2C1_Used = True
            '
            SPIS0a.Avail = False
            TRACE.Avail = False
        ElseIf I2C0b.Avail And Not I2C0_Used Then
            I2C0b.Used = True
            I2C0b.Avail = False
            I2C0_Used = True
            '
            TRACE_4_7.Avail = False
            SPIS1a.Avail = False
        ElseIf I2C1a.Avail And Not I2C1_Used Then
            I2C1a.Used = True
            I2C1a.Avail = False
            I2C1_Used = True
            '
            SPIM0a.Avail = False
            'uart0_cts_rts.Avail = False
        ElseIf I2C0a.Avail And Not I2C0_Used Then
            I2C0a.Used = True
            I2C0a.Avail = False
            I2C0_Used = True
            '
            UART1a.Avail = False
            SPIM1a.Avail = False
        Else
            I2C_NoFit = True
        End If
    End If
    
    
    If numSPIMss = "2" And SPIM0_Used Then
        If SPIM_SS0b.Avail Then
            SPIM_SS0b.Used = True
            SPIM_SS0b.Avail = False
            '
            UART1b.Avail = False
        ElseIf SPIM_SS0a.Avail Then
            SPIM_SS0a.Used = True
            SPIM_SS0a.Avail = False
            '
            UART0a.Avail = False
            CAN0b.Avail = False
        Else
            SPIM_SS_NoFit = True
        End If
    End If
    
    If numSPIMss = "2" And SPIM1_Used Then
        If SPIM_SS1b.Avail Then
            SPIM_SS1b.Used = True
            SPIM_SS1b.Avail = False
            '
            UART1b.Avail = False
        ElseIf SPIM_SS1a.Avail Then
            SPIM_SS1a.Used = True
            SPIM_SS1a.Avail = False
            '
            UART0a.Avail = False
            CAN0b.Avail = False
        Else
            SPIM_SS_NoFit = True
        End If
    End If

    Highlight_Cell SDMMC.OnDevice, SDMMC.Used, SDMMC.Avail, SDMMC_NoFit, SDMMC.Cell
    Highlight_Cell SDMMC.OnDevice, SDMMC.Used, SDMMC.Avail, SDMMC_NoFit, SDMMC_2nd_Cell
    Highlight_Cell SDMMC_4_7.OnDevice, SDMMC_4_7.Used, SDMMC_4_7.Avail, SDMMC_4_7_NoFit, SDMMC_4_7.Cell
  
    Highlight_Cell TRACE.OnDevice, TRACE.Used, TRACE.Avail, TRACE_NoFit, TRACE.Cell
    Highlight_Cell TRACE_4_7.OnDevice, TRACE_4_7.Used, TRACE_4_7.Avail, TRACE_4_7_NoFit, TRACE_4_7.Cell
    
    Highlight_Cell NAND.OnDevice, NAND.Used, NAND.Avail, NAND_NoFit, NAND.Cell
    
    Highlight_Cell QSPI.OnDevice, QSPI.Used, QSPI.Avail, QSPI_NoFit, QSPI.Cell
    Highlight_Cell QSPI_SS1a.OnDevice, QSPI_SS1a.Used, QSPI_SS1a.Avail, QSPI_SS1_NoFit, QSPI_SS1a.Cell
    Highlight_Cell QSPI_SS1b.OnDevice, QSPI_SS1b.Used, QSPI_SS1b.Avail, QSPI_SS1_NoFit, QSPI_SS1b.Cell
    Highlight_Cell QSPI_SS2.OnDevice, QSPI_SS2.Used, QSPI_SS2.Avail, QSPI_SS2_NoFit, QSPI_SS2.Cell
    Highlight_Cell QSPI_SS3.OnDevice, QSPI_SS3.Used, QSPI_SS3.Avail, QSPI_SS3_NoFit, QSPI_SS3.Cell

    Highlight_Cell USB0.OnDevice, USB0.Used, USB0.Avail, USB_NoFit, USB0.Cell
    Highlight_Cell USB0.OnDevice, USB0.Used, USB0.Avail, USB_NoFit, USB0_2nd_Cell
    Highlight_Cell USB0_4_7.OnDevice, USB0_4_7.Used, USB0_4_7.Avail, USB0_4_7_NoFit, USB0_4_7.Cell
        
    Highlight_Cell USB1a.OnDevice, USB1a.Used, USB1a.Avail, USB_NoFit, USB1a.Cell
    Highlight_Cell USB1a.OnDevice, USB1a.Used, USB1a.Avail, USB_NoFit, USB1a_2nd_Cell
    Highlight_Cell USB1a_4_7.OnDevice, USB1a_4_7.Used, USB1a_4_7.Avail, USB1a_4_7_NoFit, USB1a_4_7.Cell
        
    Highlight_Cell USB1b.OnDevice, USB1b.Used, USB1b.Avail, USB_NoFit, USB1b.Cell
    Highlight_Cell USB1b.OnDevice, USB1b.Used, USB1b.Avail, USB_NoFit, USB1b_2nd_Cell
    Highlight_Cell USB1b_4_7.OnDevice, USB1b_4_7.Used, USB1b_4_7.Avail, USB1b_4_7_NoFit, USB1b_4_7.Cell
              
    Highlight_Cell EMAC0.OnDevice, EMAC0.Used, EMAC0.Avail, EMAC_NoFit, EMAC0.Cell
    Highlight_Cell EMAC1a.OnDevice, EMAC1a.Used, EMAC1a.Avail, EMAC_NoFit And Not EMAC1_Used, EMAC1a.Cell
    Highlight_Cell EMAC1b.OnDevice, EMAC1b.Used, EMAC1b.Avail, EMAC_NoFit And Not EMAC1_Used, EMAC1b.Cell
    
    Highlight_Cell SPIM0a.OnDevice, SPIM0a.Used, SPIM0a.Avail, SPIM_NoFit And Not SPIM0_Used, SPIM0a.Cell
    Highlight_Cell SPIM0b.OnDevice, SPIM0b.Used, SPIM0b.Avail, SPIM_NoFit And Not SPIM0_Used, SPIM0b.Cell
    Highlight_Cell SPIM0c.OnDevice, SPIM0c.Used, SPIM0c.Avail, SPIM_NoFit And Not SPIM0_Used, SPIM0c.Cell
    
    Highlight_Cell SPIM1a.OnDevice, SPIM1a.Used, SPIM1a.Avail, SPIM_NoFit And Not SPIM1_Used, SPIM1a.Cell
    Highlight_Cell SPIM1b.OnDevice, SPIM1b.Used, SPIM1b.Avail, SPIM_NoFit And Not SPIM1_Used, SPIM1b.Cell
    Highlight_Cell SPIM1c.OnDevice, SPIM1c.Used, SPIM1c.Avail, SPIM_NoFit And Not SPIM1_Used, SPIM1c.Cell
    
    Highlight_Cell SPIS0a.OnDevice, SPIS0a.Used, SPIS0a.Avail, SPIS_NoFit And Not SPIS0_Used, SPIS0a.Cell
    Highlight_Cell SPIS0b.OnDevice, SPIS0b.Used, SPIS0b.Avail, SPIS_NoFit And Not SPIS0_Used, SPIS0b.Cell
    Highlight_Cell SPIS0c.OnDevice, SPIS0c.Used, SPIS0c.Avail, SPIS_NoFit And Not SPIS0_Used, SPIS0c.Cell
    
    Highlight_Cell SPIS1a.OnDevice, SPIS1a.Used, SPIS1a.Avail, SPIS_NoFit And Not SPIS1_Used, SPIS1a.Cell
    Highlight_Cell SPIS1b.OnDevice, SPIS1b.Used, SPIS1b.Avail, SPIS_NoFit And Not SPIS1_Used, SPIS1b.Cell
    Highlight_Cell SPIS1c.OnDevice, SPIS1c.Used, SPIS1c.Avail, SPIS_NoFit And Not SPIS1_Used, SPIS1c.Cell
     
    Highlight_Cell CAN0a.OnDevice, CAN0a.Used, CAN0a.Avail, CAN_NoFit And Not CAN0_Used, CAN0a.Cell
    Highlight_Cell CAN0b.OnDevice, CAN0b.Used, CAN0b.Avail, CAN_NoFit And Not CAN0_Used, CAN0b.Cell
    Highlight_Cell CAN1a.OnDevice, CAN1a.Used, CAN1a.Avail, CAN_NoFit And Not CAN1_Used, CAN1a.Cell
    Highlight_Cell CAN1b.OnDevice, CAN1b.Used, CAN1b.Avail, CAN_NoFit And Not CAN1_Used, CAN1b.Cell
    
    Highlight_Cell I2C0a.OnDevice, I2C0a.Used, I2C0a.Avail, I2C_NoFit And Not I2C0_Used, I2C0a.Cell
    Highlight_Cell I2C0b.OnDevice, I2C0b.Used, I2C0b.Avail, I2C_NoFit And Not I2C0_Used, I2C0b.Cell
    Highlight_Cell I2C1a.OnDevice, I2C1a.Used, I2C1a.Avail, I2C_NoFit And Not I2C1_Used, I2C1a.Cell
    Highlight_Cell I2C1b.OnDevice, I2C1b.Used, I2C1b.Avail, I2C_NoFit And Not I2C1_Used, I2C1b.Cell
    Highlight_Cell I2C1c.OnDevice, I2C1c.Used, I2C1c.Avail, I2C_NoFit And Not I2C1_Used, I2C1c.Cell
    Highlight_Cell I2C2.OnDevice, I2C2.Used, I2C2.Avail, I2C_NoFit And Not I2C2.Used, I2C2.Cell
    Highlight_Cell I2C3.OnDevice, I2C3.Used, I2C3.Avail, I2C_NoFit And Not I2C3.Used, I2C3.Cell
    
    Highlight_Cell UART0a.OnDevice, UART0a.Used, UART0a.Avail, UART_NoFit And Not UART0_Used, UART0a.Cell
    Highlight_Cell UART0b.OnDevice, UART0b.Used, UART0b.Avail, UART_NoFit And Not UART0_Used, UART0b.Cell
    Highlight_Cell UART0c.OnDevice, UART0c.Used, UART0c.Avail, UART_NoFit And Not UART0_Used, UART0c.Cell
    Highlight_Cell UART1a.OnDevice, UART1a.Used, UART1a.Avail, UART_NoFit And Not UART1_Used, UART1a.Cell
    Highlight_Cell UART1b.OnDevice, UART1b.Used, UART1b.Avail, UART_NoFit And Not UART1_Used, UART1b.Cell
   
    Highlight_Cell UART0_CTS_RTS.OnDevice, UART0_CTS_RTS.Used, UART0_CTS_RTS.Avail, UART0_CTS_RTS_NoFit, UART0_CTS_RTS.Cell
    Highlight_Cell UART1_CTS_RTS.OnDevice, UART1_CTS_RTS.Used, UART1_CTS_RTS.Avail, UART1_CTS_RTS_NoFit, UART1_CTS_RTS.Cell

    Highlight_Cell SPIM_SS0a.OnDevice, SPIM_SS0a.Used, SPIM_SS0a.Avail, SPIM_SS_NoFit, SPIM_SS0a.Cell
    Highlight_Cell SPIM_SS0b.OnDevice, SPIM_SS0b.Used, SPIM_SS0b.Avail, SPIM_SS_NoFit, SPIM_SS0b.Cell
    Highlight_Cell SPIM_SS1a.OnDevice, SPIM_SS1a.Used, SPIM_SS1a.Avail, SPIM_SS_NoFit, SPIM_SS1a.Cell
    Highlight_Cell SPIM_SS1b.OnDevice, SPIM_SS1b.Used, SPIM_SS1b.Avail, SPIM_SS_NoFit, SPIM_SS1b.Cell
    
    If NAND_NoFit Then
        NoFitMsg = NoFitMsg &amp; vbCrLf &amp; vbTab &amp; "- NAND Flash"
        Fit = False
    End If
        
    If SDMMC_NoFit Then
        NoFitMsg = NoFitMsg &amp; vbCrLf &amp; vbTab &amp; "- SDMMC"
        Fit = False
    End If
    
    If SDMMC_4_7_NoFit Then
        NoFitMsg = NoFitMsg &amp; vbCrLf &amp; vbTab &amp; "- SDMMC Data 4-7"
        Fit = False
    End If
    
    If TRACE_NoFit Then
        NoFitMsg = NoFitMsg &amp; vbCrLf &amp; vbTab &amp; "- TRACE"
        Fit = False
    End If
    
    If QSPI_NoFit Then
        NoFitMsg = NoFitMsg &amp; vbCrLf &amp; vbTab &amp; "- QSPI"
        Fit = False
    End If
    
    If QSPI_SS1_NoFit Or QSPI_SS2_NoFit Or QSPI_SS3_NoFit Then
        NoFitMsg = NoFitMsg &amp; vbCrLf &amp; vbTab &amp; "- QSPI Slave Selects"
        Fit = False
    End If
    
    If USB_NoFit Then
        NoFitMsg = NoFitMsg &amp; vbCrLf &amp; vbTab &amp; "- USB"
        Fit = False
    End If
    
    If USB0_4_7_NoFit Or USB1_4_7_NoFit Then
        NoFitMsg = NoFitMsg &amp; vbCrLf &amp; vbTab &amp; "- USB Data 4-7"
        Fit = False
    End If
    
    If EMAC_NoFit Then
        NoFitMsg = NoFitMsg &amp; vbCrLf &amp; vbTab &amp; "- EMAC"
        Fit = False
    End If
    
    If SPIS_NoFit Then
        NoFitMsg = NoFitMsg &amp; vbCrLf &amp; vbTab &amp; "- SPI Slaves"
        Fit = False
    End If
    
    If SPIM_NoFit Then
        NoFitMsg = NoFitMsg &amp; vbCrLf &amp; vbTab &amp; "- SPI Masters"
        Fit = False
    End If
       
    If SPIM_SS_NoFit Then
        NoFitMsg = NoFitMsg &amp; vbCrLf &amp; vbTab &amp; "- SPIM Slave Selects"
        Fit = False
    End If
    
    If CAN_NoFit Then
        NoFitMsg = NoFitMsg &amp; vbCrLf &amp; vbTab &amp; "- CAN, not available on AV SoC"
        Fit = False
    End If
    
    If I2C_NoFit Then
        NoFitMsg = NoFitMsg &amp; vbCrLf &amp; vbTab &amp; "- I2C"
        Fit = False
    End If
        
    If UART_NoFit Then
        NoFitMsg = NoFitMsg &amp; vbCrLf &amp; vbTab &amp; "- UART"
        Fit = False
    End If
    
    If UART0_CTS_RTS_NoFit Or UART1_CTS_RTS_NoFit Then
        NoFitMsg = NoFitMsg &amp; vbCrLf &amp; vbTab &amp; "- UART CTS/RTS"
        Fit = False
    End If

    If Fit Then
        MsgBox "Success :) "
    Else
        MsgBox NoFitMsg
    End If
    
  
End Sub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Private Sub Workbook_SheetChange(ByVal Sh As Object, ByVal Target As Range)

    If Target.Address = "$A$4" Then
    
        Range("G4:J53").Interior.ColorIndex = xlNone
        Range("M4:P47").Interior.ColorIndex = xlNone
        
        If Target.Value = "CV SoC F672/F896" Then
            Range("G18:J31").Interior.Color = RGB(100, 100, 100)
            Range("M35:P47").Interior.Color = RGB(100, 100, 100)
            Range("A26").Value = "Up to 32-bits wide + 8 bit ECC"
        ElseIf Target.Value = "CV SoC U484" Then
            Range("G18:J31").Interior.Color = RGB(100, 100, 100)
            Range("G53:J53").Interior.Color = RGB(100, 100, 100)
            Range("M8:P11").Interior.Color = RGB(100, 100, 100)
            Range("M21:P24").Interior.Color = RGB(100, 100, 100)
            Range("M35:P47").Interior.Color = RGB(100, 100, 100)
            Range("A26").Value = "Up to 32-bits wide / 16-bits + 8 bit ECC"
        ElseIf Target.Value = "AV SoC" Then
            Range("O21").Interior.Color = RGB(50, 50, 50)
            Range("O27").Interior.Color = RGB(50, 50, 50)
            Range("O29").Interior.Color = RGB(50, 50, 50)
            Range("O33").Interior.Color = RGB(50, 50, 50)
            Range("A26").Value = "Up to 32-bits wide + 8 bit ECC"
        End If
    End If
    
End Sub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Sheet1"/>
  <library:element library:name="Sheet2"/>
  <library:element library:name="Sheet3"/>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VBAProject" library:link="false"/>
  <library:library library:name="Standard" library:link="false"/>
</library:libraries>
</file>